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Bitstream Vera Sans Mono" svg:font-family="'Bitstream Vera Sans Mono'" style:font-family-generic="swiss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 Mono"/>
    </style:style>
    <style:style style:name="P2" style:family="paragraph" style:parent-style-name="Standard">
      <style:text-properties style:font-name="Bitstream Vera Sans Mono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Bitstream Vera Sans Mono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Bitstream Vera Sans Mono" fo:font-size="40pt" fo:font-weight="bold" style:font-size-asian="40pt" style:font-weight-asian="bold" style:font-size-complex="40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Bitstream Vera Sans Mono" fo:font-size="26pt" fo:font-weight="bold" style:font-size-asian="26pt" style:font-weight-asian="bold" style:font-size-complex="26pt" style:font-weight-complex="bold"/>
    </style:style>
    <style:style style:name="P6" style:family="paragraph" style:parent-style-name="Standard">
      <style:text-properties style:font-name="Bitstream Vera Sans Mono" fo:font-weight="normal" style:font-weight-asian="normal" style:font-weight-complex="normal"/>
    </style:style>
    <style:style style:name="P7" style:family="paragraph" style:parent-style-name="Standard">
      <style:paragraph-properties fo:break-before="page"/>
      <style:text-properties style:font-name="Bitstream Vera Sans Mono"/>
    </style:style>
    <style:style style:name="P8" style:family="paragraph" style:parent-style-name="Standard">
      <style:paragraph-properties fo:break-before="page"/>
      <style:text-properties style:font-name="Bitstream Vera Sans Mono" fo:font-weight="bold" style:font-weight-asian="bold" style:font-weight-complex="bold"/>
    </style:style>
    <style:style style:name="P9" style:family="paragraph" style:parent-style-name="Standard">
      <style:paragraph-properties fo:break-before="page"/>
      <style:text-properties style:font-name="Bitstream Vera Sans Mono" fo:font-weight="normal" style:font-weight-asian="normal" style:font-weight-complex="normal"/>
    </style:style>
    <style:style style:name="P10" style:family="paragraph" style:parent-style-name="Standard">
      <style:paragraph-properties fo:break-before="page" style:border-line-width-bottom="0.0008in 0.0138in 0.0008in" fo:padding-left="0in" fo:padding-right="0in" fo:padding-top="0in" fo:padding-bottom="0.028in" fo:border-left="none" fo:border-right="none" fo:border-top="none" fo:border-bottom="0.0154in double #000000"/>
      <style:text-properties style:font-name="Bitstream Vera Sans Mono" fo:font-weight="bold" style:font-weight-asian="bold" style:font-weight-complex="bold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font-name="Bitstream Vera Sans Mono" fo:font-weight="bold" style:font-weight-asian="bold" style:font-weight-complex="bold"/>
    </style:style>
    <style:style style:name="P12" style:family="paragraph" style:parent-style-name="Standard">
      <style:paragraph-properties style:border-line-width-bottom="0.0008in 0.0138in 0.0008in" fo:padding-left="0in" fo:padding-right="0in" fo:padding-top="0in" fo:padding-bottom="0.028in" fo:border-left="none" fo:border-right="none" fo:border-top="none" fo:border-bottom="0.0154in double #000000"/>
      <style:text-properties style:font-name="Bitstream Vera Sans Mono" fo:font-weight="bold" style:font-weight-asian="bold" style:font-weight-complex="bold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elua Manual</text:p>
      <text:p text:style-name="P4"/>
      <text:p text:style-name="P4"/>
      <text:p text:style-name="P4"/>
      <text:p text:style-name="P4"/>
      <text:p text:style-name="Standard"/>
      <text:p text:style-name="P4"/>
      <text:p text:style-name="P4"/>
      <text:p text:style-name="P5">v 0.00.01</text:p>
      <text:p text:style-name="P8">Changelog:</text:p>
      <text:p text:style-name="P2"/>
      <text:p text:style-name="P2">2008 Nov, 30:</text:p>
      <text:p text:style-name="Standard"><text:span text:style-name="T2"><text:s text:c="3"/>The present version of the eLua Manual is basically an assembly of the previous .txt documents.</text:span></text:p>
      <text:p text:style-name="Standard"><text:span text:style-name="T2"><text:s text:c="3"/>Initial documentation for </text:span><text:span text:style-name="T2"><text:bookmark-ref text:reference-format="text" text:ref-name="disp_module">The "disp" module</text:bookmark-ref></text:span><text:span text:style-name="T2">, with support for the OLED RIT128x96x4 display on the LM3S8962 Luminary Board was added.</text:span></text:p>
      <text:p text:style-name="P2"><text:s text:c="3"/></text:p>
      <text:p text:style-name="P8">eLua components</text:p>
      <text:p text:style-name="P1">=====================================================================</text:p>
      <text:p text:style-name="P1"/>
      <text:p text:style-name="P1">Besides the Lua core, the platform modules (docs/platform_modules.txt) and the</text:p>
      <text:p text:style-name="P1">Newlib 'glue code', eLua uses a number of other code modules (components) for</text:p>
      <text:p text:style-name="P1">extended functionality. This is a great thing if you actually need the whole</text:p>
      <text:p text:style-name="P1">functionality in your code, but otherwise it becomes a waste of memory space. </text:p>
      <text:p text:style-name="P1">Since eLua was designed to be as flexible as possible, it includes a mechanism </text:p>
      <text:p text:style-name="P1">that allows the user to select exactly what components he needs. Only the </text:p>
      <text:p text:style-name="P1">selected components will be part of the eLua image. Please note that this is </text:p>
      <text:p text:style-name="P1">_not_ a replacement of the platform modules mechanism, the two are complementary</text:p>
      <text:p text:style-name="P1">to each other, since the components are not connected with the platform </text:p>
      <text:p text:style-name="P1">interface (docs/platform_interface.txt) in any way.</text:p>
      <text:p text:style-name="P1">To use this feature, every platform (src/platform/[name]) must include a file</text:p>
      <text:p text:style-name="P1">named "platform_conf.h" that specifies (among other things) what components </text:p>
      <text:p text:style-name="P1">should be built for that platform. For example, the LM3S "platform_conf.h" file </text:p>
      <text:p text:style-name="P1">might look like this:</text:p>
      <text:p text:style-name="P1"/>
      <text:p text:style-name="P1">(BEGIN src/platform/lm3s/platform_conf.h)</text:p>
      <text:p text:style-name="P1">// Define here what components you want for this platform</text:p>
      <text:p text:style-name="P1"/>
      <text:p text:style-name="P1">#ifndef __PLATFORM_CONF_H__</text:p>
      <text:p text:style-name="P1">#define __PLATFORM_CONF_H__</text:p>
      <text:p text:style-name="P1"/>
      <text:p text:style-name="P1">#define BUILD_XMODEM</text:p>
      <text:p text:style-name="P1">#define BUILD_SHELL</text:p>
      <text:p text:style-name="P1">#define BUILD_ROMFS</text:p>
      <text:p text:style-name="P1">#define BUILD_TERM</text:p>
      <text:p text:style-name="P1">........................................</text:p>
      <text:p text:style-name="P1">(END src/platform/lm3s/platform_conf.h)</text:p>
      <text:p text:style-name="P1"/>
      <text:p text:style-name="P1">In this case, the XMODEM, SHELL, ROMFS and TERM components will be built. On the</text:p>
      <text:p text:style-name="P1">other hand, the i386 "platform_conf.h" will probably have less components:</text:p>
      <text:p text:style-name="P1"/>
      <text:p text:style-name="P1"><text:soft-page-break/>(BEGIN src/platform/i386/platform_conf.h)</text:p>
      <text:p text:style-name="P1">// Define here what components you want for this platform</text:p>
      <text:p text:style-name="P1"/>
      <text:p text:style-name="P1">#ifndef __PLATFORM_CONF_H__</text:p>
      <text:p text:style-name="P1">#define __PLATFORM_CONF_H__</text:p>
      <text:p text:style-name="P1"/>
      <text:p text:style-name="P1">#define BUILD_ROMFS</text:p>
      <text:p text:style-name="P1">#define BUILD_SHELL</text:p>
      <text:p text:style-name="P1">........................................</text:p>
      <text:p text:style-name="P1">(END src/platform/i386/platform_conf.h)</text:p>
      <text:p text:style-name="P1"/>
      <text:p text:style-name="P1">You don't need to modify any other part of your code, just rebuild your image</text:p>
      <text:p text:style-name="P1">after you made changes to this file (docs/building.txt)</text:p>
      <text:p text:style-name="P1">Below you can find a list of eLua components and their functionality.</text:p>
      <text:p text:style-name="P1"/>
      <text:p text:style-name="P2"/>
      <text:p text:style-name="P8">XMODEM</text:p>
      <text:p text:style-name="P1">=====================================================================</text:p>
      <text:p text:style-name="P1">The XMODEM component enables eLua to receive Lua source files via its shell and </text:p>
      <text:p text:style-name="P1">execute them (docs/the_elua_shell.txt). If you don't need to use "recv" from the</text:p>
      <text:p text:style-name="P1">shell you can skip this component.</text:p>
      <text:p text:style-name="P1">To enable: </text:p>
      <text:p text:style-name="Standard"><text:span text:style-name="T1"><text:s text:c="2"/>#define BUILD_XMODEM</text:span></text:p>
      <text:p text:style-name="P1"/>
      <text:p text:style-name="P1">Also, XMODEM is configured with a number of constants also defined in</text:p>
      <text:p text:style-name="P1">platform_conf.h. They are:</text:p>
      <text:p text:style-name="P1"/>
      <text:p text:style-name="P1">XMODEM_UART_ID : the id of the UART on which XMODEM runs</text:p>
      <text:p text:style-name="P1">XMODEM_TIMER_ID : the id of the timer used by the XMODEM implementation</text:p>
      <text:p text:style-name="P1"/>
      <text:p text:style-name="P1"/>
      <text:p text:style-name="P1"/>
      <text:p text:style-name="P8">SHELL</text:p>
      <text:p text:style-name="P1">=====================================================================</text:p>
      <text:p text:style-name="P1">This enables the build of the eLua shell (docs/the_elua_shell.txt). If you don't</text:p>
      <text:p text:style-name="P1">need the shell, don't enable this component. eLua will execute the "lua" command</text:p>
      <text:p text:style-name="P1">at startup if the eLua shell is not built. The shell comes in two flavours: over</text:p>
      <text:p text:style-name="P1">a serial line or over TCP/IP (currently you can't have both at the same time).</text:p>
      <text:p text:style-name="P1">To enable shell over a serial line:</text:p>
      <text:p text:style-name="Standard"><text:span text:style-name="T1"><text:s text:c="2"/>#define BUILD_SHELL</text:span></text:p>
      <text:p text:style-name="Standard"><text:span text:style-name="T1"><text:s text:c="2"/>#define BUILD_CON_GENERIC</text:span></text:p>
      <text:p text:style-name="P1">To enable shell over TCP/IP:</text:p>
      <text:p text:style-name="Standard"><text:span text:style-name="T1"><text:s text:c="2"/>#define BUILD_SHELL</text:span></text:p>
      <text:p text:style-name="Standard"><text:span text:style-name="T1"><text:s text:c="2"/>#define BUILD_CON_TCP</text:span></text:p>
      <text:p text:style-name="P1"/>
      <text:p text:style-name="P1"/>
      <text:p text:style-name="P8">ROMFS</text:p>
      <text:p text:style-name="P1">=====================================================================</text:p>
      <text:p text:style-name="P1">If you need to use the ROM file system (docs/the_rom_file_system.txt) enable</text:p>
      <text:p text:style-name="P1">this component, otherwise you can skip it.</text:p>
      <text:p text:style-name="P1">To enable: </text:p>
      <text:p text:style-name="Standard"><text:span text:style-name="T1"><text:s text:c="2"/>#define BUILD_ROMFS</text:span></text:p>
      <text:p text:style-name="P1"/>
      <text:p text:style-name="P1"/>
      <text:p text:style-name="P8">TERM</text:p>
      <text:p text:style-name="P1">=====================================================================</text:p>
      <text:p text:style-name="P1">The TERM module adds support for ANSI terminals. See docs/terminal_support.txt</text:p>
      <text:p text:style-name="P1">for details. If you don't need it, and if you're willing to miss the opportunity</text:p>
      <text:p text:style-name="P1">of playing hangman in eLua (examples/hangman.lua) you can skip this component :)</text:p>
      <text:p text:style-name="P1">To enable: </text:p>
      <text:p text:style-name="Standard"><text:span text:style-name="T1"><text:s text:c="2"/>#define BUILD_TERM</text:span></text:p>
      <text:p text:style-name="P1"/>
      <text:p text:style-name="P1">Also, TERM is configured with a number of constants also defined in </text:p>
      <text:p text:style-name="P1">platform_conf.h. THey are:</text:p>
      <text:p text:style-name="P1"/>
      <text:p text:style-name="P1">TERM_UART_ID - the id of the UART on which TERM runs</text:p>
      <text:p text:style-name="P1">TERM_TIMER_ID - the id of the timer used by the TERM implementation</text:p>
      <text:p text:style-name="P1">TERM_LINES - number of lines in the terminal emulator</text:p>
      <text:p text:style-name="P1">TERM_COLS - number of columns in the terminal emulator</text:p>
      <text:p text:style-name="P1">TERM_TIMEOUT - inter-key timeout (used to detect keys that send multiple codes,</text:p>
      <text:p text:style-name="Standard"><text:span text:style-name="T1"><text:s text:c="2"/>such as up/down/left/right keys).</text:span></text:p>
      <text:p text:style-name="P1"/>
      <text:p text:style-name="P1">IMPORTANT NOTE: TERM doesn't currently work over TCP/IP. </text:p>
      <text:p text:style-name="P1"/>
      <text:p text:style-name="P2"/>
      <text:p text:style-name="P8">uIP</text:p>
      <text:p text:style-name="P1">=====================================================================</text:p>
      <text:p text:style-name="P1">uIP is the TCP/IP stack used curently by eLua to provide networking support</text:p>
      <text:p text:style-name="P1">(docs/tcpip_in_elua.txt). You can enable the TCP/IP stack and two of its services </text:p>
      <text:p text:style-name="P1">(the DHCP client and the DNS resolver).</text:p>
      <text:p text:style-name="P1">To enable uIP (thus TCP/IP support): </text:p>
      <text:p text:style-name="Standard"><text:span text:style-name="T1"><text:s text:c="2"/>#define BUILD_UIP</text:span></text:p>
      <text:p text:style-name="P1">To enable the DHCP client:</text:p>
      <text:p text:style-name="Standard"><text:span text:style-name="T1"><text:s text:c="2"/>#define BUILD_DHCPC</text:span></text:p>
      <text:p text:style-name="P1">To enable the DNS resolver:</text:p>
      <text:p text:style-name="Standard"><text:span text:style-name="T1"><text:s text:c="2"/>#define BUILD_DNS</text:span></text:p>
      <text:p text:style-name="P8">eLua generic modules</text:p>
      <text:p text:style-name="P1">=====================================================================</text:p>
      <text:p text:style-name="P1"/>
      <text:p text:style-name="P1">Before you read this file, please make sure that you read and understood the </text:p>
      <text:p text:style-name="P1">theory from "platform_modules.txt" (at least the first part which describes</text:p>
      <text:p text:style-name="P1">the platform modules implementation). The generic modules use the exact same</text:p>
      <text:p text:style-name="P1">mechanism. In fact, the only difference between them is that the generic modules</text:p>
      <text:p text:style-name="P1">are exactly what their name implies: generic. They don't depend on the platform</text:p>
      <text:p text:style-name="P1">interface, so they don't need specific support for each platform, but they still</text:p>
      <text:p text:style-name="P1">behave identically on all platforms. They are selected by the same mechanism</text:p>
      <text:p text:style-name="P1">used by the platform modules (platform_libs.h). Following is a list of these </text:p>
      <text:p text:style-name="P1">modules and their exported functions.</text:p>
      <text:p text:style-name="P1"/>
      <text:p text:style-name="P1">The "term" module</text:p>
      <text:p text:style-name="P1">=====================================================================</text:p>
      <text:p text:style-name="P1">The "term" component (see terminal_support.txt) exports its functions to Lua via </text:p>
      <text:p text:style-name="P1">the "term" module. The methods of the "term" module are presented below.</text:p>
      <text:p text:style-name="P1"/>
      <text:p text:style-name="P1">term.clrscr(): clear the screen</text:p>
      <text:p text:style-name="P1"/>
      <text:p text:style-name="P1">term.clreol(): clear from the current cursor position to the end of the line </text:p>
      <text:p text:style-name="P1"/>
      <text:p text:style-name="P1">term.gotoxy( x, y ): position the cursor at the given coordinates</text:p>
      <text:p text:style-name="P1"/>
      <text:p text:style-name="P1">term.up( delta ): move the cursor up "delta" lines</text:p>
      <text:p text:style-name="P1"/>
      <text:p text:style-name="P1">term.down( delta ): move the cursor down "delta" lines</text:p>
      <text:p text:style-name="P1"/>
      <text:p text:style-name="P1">term.left( delta ): move the cursor left "delta" lines</text:p>
      <text:p text:style-name="P1"/>
      <text:p text:style-name="P1">term.right( delta ): move the cursor right "delta" lines</text:p>
      <text:p text:style-name="P1"/>
      <text:p text:style-name="P1">Lines = term.lines(): returns the number of lines</text:p>
      <text:p text:style-name="P1"/>
      <text:p text:style-name="P1">Cols = term.cols(): returns the number of columns</text:p>
      <text:p text:style-name="P1"/>
      <text:p text:style-name="P1">term.put( c1, c2, ... ): writes the specified character(s) to the <text:soft-page-break/>terminal</text:p>
      <text:p text:style-name="P1"/>
      <text:p text:style-name="P1">term.putstr( s1, s2, ... ): writes the specified string(s) to the terminal</text:p>
      <text:p text:style-name="P1"/>
      <text:p text:style-name="P1">Cx = term.cursorx(): return the cursor X position</text:p>
      <text:p text:style-name="P1"/>
      <text:p text:style-name="P1">Cy = term.cursory(): return the cursor Y position</text:p>
      <text:p text:style-name="P1"/>
      <text:p text:style-name="P1">c = term.getch( term.WAIT | term.NOWAIT ): returns a char read from the </text:p>
      <text:p text:style-name="Standard"><text:span text:style-name="T1"><text:s text:c="2"/>terminal. If term.WAIT is specified the function will wait for a character to</text:span></text:p>
      <text:p text:style-name="Standard"><text:span text:style-name="T1"><text:s text:c="2"/>be ready, with term.NOWAIT it returns -1 if no char is available or the char</text:span></text:p>
      <text:p text:style-name="Standard"><text:span text:style-name="T1"><text:s text:c="2"/>code if a char is available. The return of getch can be checked against the</text:span></text:p>
      <text:p text:style-name="Standard"><text:span text:style-name="T1"><text:s text:c="2"/>char codes defined in inc/term.h, by appending "term." to the constant name </text:span></text:p>
      <text:p text:style-name="Standard"><text:span text:style-name="T1"><text:s text:c="2"/>(for example: term.KC_UP, term.KC_LEFT, term.KC_ESC ... )</text:span></text:p>
      <text:p text:style-name="P1"/>
      <text:p text:style-name="P1">The "pack" module</text:p>
      <text:p text:style-name="P1">=====================================================================</text:p>
      <text:p text:style-name="P1">Pack allows packing/unpacking of binary data. For example, it allows one to save </text:p>
      <text:p text:style-name="P1">a specific data type (for example a 16-bit integer) from Lua to a file and then </text:p>
      <text:p text:style-name="P1">read it back to a Lua variable without having to worry about the different</text:p>
      <text:p text:style-name="P1">physical representations of a Lua number and a 16-bit integer. It's originally</text:p>
      <text:p text:style-name="P1">written by Luiz Henrique de Figueiredo, one of the "fathers" of Lua.</text:p>
      <text:p text:style-name="P1">It exports just two methods ("pack" and "unpack"), but it uses some format</text:p>
      <text:p text:style-name="P1">specifiers for the pack/unpack operations that take a while to get used to. For</text:p>
      <text:p text:style-name="P1">more information download the original distribution and check its documentation</text:p>
      <text:p text:style-name="P1">and examples (http://www.tecgraf.pub-rio.br/~lhf/ftp/lua/~lpack).</text:p>
      <text:p text:style-name="P1"/>
      <text:p text:style-name="P1">The "bit" module</text:p>
      <text:p text:style-name="P1">=====================================================================</text:p>
      <text:p text:style-name="P1">As Lua doesn't have built-in operators for bit operations (and, or, xor, not)</text:p>
      <text:p text:style-name="P1">they are provided by this module. It's based on "bitlib" by Reuben Thomas and</text:p>
      <text:p text:style-name="P1">was slightly adapted and augmented for eLua.</text:p>
      <text:p text:style-name="P1"/>
      <text:p text:style-name="P1"><text:soft-page-break/>Res = bit.bnot( value ): unary negation</text:p>
      <text:p text:style-name="P1"/>
      <text:p text:style-name="P1">Res = bit.band( v1, v2, ... ): binary "and"</text:p>
      <text:p text:style-name="P1"/>
      <text:p text:style-name="P1">Res = bit.bor( v1, v2, ... ): binary "or"</text:p>
      <text:p text:style-name="P1"/>
      <text:p text:style-name="P1">Res = bit.bxor( v1, v2, ... ): binary "exclusive or"</text:p>
      <text:p text:style-name="P1"/>
      <text:p text:style-name="P1">Res = bit.lshift( value, pos ): shift "value" left "pos" positions.</text:p>
      <text:p text:style-name="P1"/>
      <text:p text:style-name="P1">Res = bit.rshift( value, pos ): shift "value" right "pos" positions. The sign is</text:p>
      <text:p text:style-name="Standard"><text:span text:style-name="T1"><text:s text:c="2"/>not propagated.</text:span></text:p>
      <text:p text:style-name="P1"/>
      <text:p text:style-name="P1">Res = bit.arshift( value, pos ): shift "value" right "pos" positions. The sign</text:p>
      <text:p text:style-name="Standard"><text:span text:style-name="T1"><text:s text:c="2"/>is propagated ("arithmetic shift").</text:span></text:p>
      <text:p text:style-name="P1"/>
      <text:p text:style-name="P1">Res = bit.bit( bitno ): a shortcut for bit.lshift( 1, bitno )</text:p>
      <text:p text:style-name="P1"/>
      <text:p text:style-name="P1">Res1, Res2, ... = bit.set( bitno, v1, v2, ... ): set the bit at position "bitno"</text:p>
      <text:p text:style-name="Standard"><text:span text:style-name="T1"><text:s text:c="2"/>in v1, v2, ... to 1.</text:span></text:p>
      <text:p text:style-name="P1"/>
      <text:p text:style-name="P1">Res1, Res2, ... = bit.clear( bitno, v1, v2, ... ): set the bit at position </text:p>
      <text:p text:style-name="Standard"><text:span text:style-name="T1"><text:s text:c="2"/>"bitno"in v1, v2, ... to 0.</text:span></text:p>
      <text:p text:style-name="P1"/>
      <text:p text:style-name="P1">Res = bit.isset( value, bitno ): returns true if bit at position "bitno" in </text:p>
      <text:p text:style-name="Standard"><text:span text:style-name="T1"><text:s text:c="2"/>"value" is 1, false otherwise.</text:span></text:p>
      <text:p text:style-name="P1"/>
      <text:p text:style-name="P1">Res = bit.isclear( value, bitno ): returns true if bit at position "bitno" in</text:p>
      <text:p text:style-name="Standard"><text:span text:style-name="T1"><text:s text:c="2"/>"value" is 0, false otherwise.</text:span></text:p>
      <text:p text:style-name="P1"/>
      <text:p text:style-name="P1">The "math" module</text:p>
      <text:p text:style-name="P1">=====================================================================</text:p>
      <text:p text:style-name="P1">This is actually part of the official Lua distribution, not a separate module.</text:p>
      <text:p text:style-name="P1">Its purpose is to provide mathematic functiosn (sin, cos, tan...) to Lua. Since</text:p>
      <text:p text:style-name="P1">these kind of functions are rarely needed in an embedded environment, the "math"</text:p>
      <text:p text:style-name="P1">module can be enabled and disabled just like the other generic and platform </text:p>
      <text:p text:style-name="P1">modules in eLua.</text:p>
      <text:p text:style-name="P1"/>
      <text:p text:style-name="P1"><text:soft-page-break/>The "net" module</text:p>
      <text:p text:style-name="P1">=====================================================================</text:p>
      <text:p text:style-name="P1">TCP/IP networking support is provided to eLua via the "net" module. It contains</text:p>
      <text:p text:style-name="P1">a small set of function, tailored for embedded systems (lighter and less resource</text:p>
      <text:p text:style-name="P1">demanding).</text:p>
      <text:p text:style-name="P1"/>
      <text:p text:style-name="P1">IMPORTANT NOTE: TCP/IP support in eLua is still largely experimental.</text:p>
      <text:p text:style-name="P1"/>
      <text:p text:style-name="P1">Sock = socket( type ): creates a new socket and returns its identifier. type can</text:p>
      <text:p text:style-name="P1">be either net.SOCK_STREAM or net.SOCK_DGRAM, but currently only TCP/IP sockets</text:p>
      <text:p text:style-name="P1">(SOCK_STREAM) are implemented.</text:p>
      <text:p text:style-name="P1"/>
      <text:p text:style-name="P1">Res = close( socket ): closes the given socket, returning an error status.</text:p>
      <text:p text:style-name="P1"/>
      <text:p text:style-name="P1">IP = packip( ip0, ip1, ip2, ip3 ) or IP = packip( "ipstring" ): packs the given</text:p>
      <text:p text:style-name="P1">IP (either in unpacked form or as a string) returning a value that completely</text:p>
      <text:p text:style-name="P1">identifies that IP (it's not actually a new IP datatype, just a 32-bit number).</text:p>
      <text:p text:style-name="P1"/>
      <text:p text:style-name="P1">IP0, IP1, IP2, IP3 = unpackip( ip, "*n" ) or IPString = unpackip( ip, "*s" ):</text:p>
      <text:p text:style-name="P1">unpacks the given IP value, returning it either as 4 numbers or as a string.</text:p>
      <text:p text:style-name="P1"/>
      <text:p text:style-name="P1">Sock, RemoteIp, Err = accept( port, [timer_id, timeout] ): listens on the </text:p>
      <text:p text:style-name="P1">specified port, waiting for connections. If timer ID and timeout are specified,</text:p>
      <text:p text:style-name="P1">it uses the specified timer to wait for a connection for at most "timeout" </text:p>
      <text:p text:style-name="P1">microseconds. Returns the socket descriptor for the new connection, the IP of</text:p>
      <text:p text:style-name="P1">the remote end, and an error status.</text:p>
      <text:p text:style-name="P1"/>
      <text:p text:style-name="P1">Sent, Res = send( sock, string ): send the given "string" on the specified</text:p>
      <text:p text:style-name="P1">socket, returning the number of bytes actually send and an error status.</text:p>
      <text:p text:style-name="P1"/>
      <text:p text:style-name="P1">Data, Res = recv( sock, maxsize, [timer_id, timeout] ) or</text:p>
      <text:p text:style-name="P1">Data, Res = recv( sock, "*l", [timer_id, timeout] ): read data from <text:soft-page-break/>the </text:p>
      <text:p text:style-name="P1">socket. The first form reads up to a maximum size specified by "maxsize", the</text:p>
      <text:p text:style-name="P1">second form reads a single line (until '\n' is received, ignoring any '\r'</text:p>
      <text:p text:style-name="P1">chars in the stream). </text:p>
      <text:p text:style-name="P1">IMPORTANT NOTE: currently, the "*l" (line) mode is partially broken, in that it </text:p>
      <text:p text:style-name="P1">might loose some of the data sent by the remote end. If the remote end sends</text:p>
      <text:p text:style-name="P1">more than one line, only the first is kept, the rest is ignored. For example, </text:p>
      <text:p text:style-name="P1">if the remote sends "line\n", everything is OK, but if the remote sends</text:p>
      <text:p text:style-name="P1">"line1\nline2\n", "line1" is returned correctly after calling "recv" once, but</text:p>
      <text:p text:style-name="P1">"line2" won't be returned after calling "recv" again. This is due to the "single</text:p>
      <text:p text:style-name="P1">buffer" design of uIP. If you want to make sure you receive all the data you're</text:p>
      <text:p text:style-name="P1">looking for, use the first form of recv, specifying a maximum size. "*l" is only</text:p>
      <text:p text:style-name="P1">usable for line-oriented conversations (like you'd find in a command line shell,</text:p>
      <text:p text:style-name="P1">for example).</text:p>
      <text:p text:style-name="P1"/>
      <text:p text:style-name="P1">IP = lookup( "hostname" ): invokes the DNS resolver to find the IP address of</text:p>
      <text:p text:style-name="P1">"hostname".</text:p>
      <text:p text:style-name="P1"/>
      <text:p text:style-name="P1">Err = connect( sock, ip, port ): connects the specified socket (that must be</text:p>
      <text:p text:style-name="P1">created previously using "socket") to the specified host and port. Returns an</text:p>
      <text:p text:style-name="P1">error status.</text:p>
      <text:p text:style-name="P1"/>
      <text:p text:style-name="P1">The error status is defined in inc/elua_net.h in one enum:</text:p>
      <text:p text:style-name="P1"/>
      <text:p text:style-name="P1">(BEGIN inc/elua_net.h)</text:p>
      <text:p text:style-name="P1">// eLua net error codes</text:p>
      <text:p text:style-name="P1">enum</text:p>
      <text:p text:style-name="P1">{</text:p>
      <text:p text:style-name="Standard"><text:span text:style-name="T1"><text:s text:c="2"/>ELUA_NET_ERR_OK = 0,</text:span></text:p>
      <text:p text:style-name="Standard"><text:span text:style-name="T1"><text:s text:c="2"/>ELUA_NET_ERR_TIMEDOUT,</text:span></text:p>
      <text:p text:style-name="Standard"><text:span text:style-name="T1"><text:s text:c="2"/>ELUA_NET_ERR_CLOSED,</text:span></text:p>
      <text:p text:style-name="Standard"><text:span text:style-name="T1"><text:s text:c="2"/>ELUA_NET_ERR_ABORTED,</text:span></text:p>
      <text:p text:style-name="Standard"><text:span text:style-name="T1"><text:s text:c="2"/>ELUA_NET_ERR_OVERFLOW</text:span></text:p>
      <text:p text:style-name="P1">};</text:p>
      <text:p text:style-name="P1"><text:soft-page-break/>(END inc/elua_net.h)</text:p>
      <text:p text:style-name="P10"><text:bookmark-start text:name="disp_module"/>The "disp" module<text:bookmark-end text:name="disp_module"/></text:p>
      <text:p text:style-name="Standard"><text:span text:style-name="T2"><text:s text:c="2"/>The disp module provides support for graphical displays.</text:span></text:p>
      <text:p text:style-name="Standard"><text:span text:style-name="T2"><text:s text:c="2"/>This documentation is somewhat focused on the single display supported so far.</text:span></text:p>
      <text:p text:style-name="P6"/>
      <text:p text:style-name="P1">Platforms supported: LM3S8962</text:p>
      <text:p text:style-name="P1">Displays supported: RIT Oled display RIT128x96x4</text:p>
      <text:p text:style-name="P1"/>
      <text:p text:style-name="P6">Module functions:</text:p>
      <text:p text:style-name="P6"/>
      <text:p text:style-name="P2">disp.init( freq )</text:p>
      <text:p text:style-name="Standard"><text:span text:style-name="T2"><text:s text:c="2"/>This function initializes the SSI interface to the OLED display and</text:span></text:p>
      <text:p text:style-name="P6"/>
      <text:p text:style-name="P6">configures the SSD1329 controller on the panel.</text:p>
      <text:p text:style-name="P6"/>
      <text:p text:style-name="P6">Parameters:</text:p>
      <text:p text:style-name="Standard"><text:span text:style-name="T2"><text:s text:c="2"/>freq: specifies the SSI Clock Frequency to be used.</text:span></text:p>
      <text:p text:style-name="P6"/>
      <text:p text:style-name="P6"/>
      <text:p text:style-name="P2"/>
      <text:p text:style-name="P2">disp.enable( freq )</text:p>
      <text:p text:style-name="Standard"><text:span text:style-name="T2"><text:s text:c="2"/>This function initializes the SSI interface to the OLED display</text:span></text:p>
      <text:p text:style-name="P6"/>
      <text:p text:style-name="P6">Parameters:</text:p>
      <text:p text:style-name="Standard"><text:span text:style-name="T2"><text:s text:c="2"/>freq: specifies the SSI Clock Frequency to be used.</text:span></text:p>
      <text:p text:style-name="P6"/>
      <text:p text:style-name="P6"/>
      <text:p text:style-name="P6"/>
      <text:p text:style-name="P2">disp.disable()</text:p>
      <text:p text:style-name="Standard"><text:span text:style-name="T2"><text:s text:c="2"/>This function frees the SSI interface to be used to some other function.</text:span></text:p>
      <text:p text:style-name="P6"/>
      <text:p text:style-name="P6">Parameters:</text:p>
      <text:p text:style-name="Standard"><text:span text:style-name="T2"><text:s text:c="2"/>None.</text:span></text:p>
      <text:p text:style-name="P6"/>
      <text:p text:style-name="P6"/>
      <text:p text:style-name="P6"/>
      <text:p text:style-name="P2">disp.on()</text:p>
      <text:p text:style-name="Standard"><text:span text:style-name="T2"><text:s text:c="2"/>This function will turn on the OLED display, causing it to display the</text:span></text:p>
      <text:p text:style-name="Standard"><text:span text:style-name="T2"><text:s/>contents of its internal frame buffer.</text:span></text:p>
      <text:p text:style-name="P6"/>
      <text:p text:style-name="P6"/>
      <text:p text:style-name="P6">Parameters:</text:p>
      <text:p text:style-name="Standard"><text:span text:style-name="T2"><text:s text:c="2"/>None.</text:span></text:p>
      <text:p text:style-name="P6"/>
      <text:p text:style-name="P6"/>
      <text:p text:style-name="P6"/>
      <text:p text:style-name="P2"><text:soft-page-break/>disp.off()</text:p>
      <text:p text:style-name="Standard"><text:span text:style-name="T2"><text:s text:c="2"/>This function will turn off the OLED display. <text:s/>This will stop the scanning</text:span></text:p>
      <text:p text:style-name="Standard"><text:span text:style-name="T2"><text:s/>of the panel and turn off the on-chip DC-DC converter, preventing damage to</text:span></text:p>
      <text:p text:style-name="Standard"><text:span text:style-name="T2"><text:s/>the panel due to burn-in (it has similar characters to a CRT in this</text:span></text:p>
      <text:p text:style-name="Standard"><text:span text:style-name="T2"><text:s/>respect).</text:span></text:p>
      <text:p text:style-name="P6"/>
      <text:p text:style-name="P6"/>
      <text:p text:style-name="P6">Parameters:</text:p>
      <text:p text:style-name="Standard"><text:span text:style-name="T2"><text:s text:c="2"/>None.</text:span></text:p>
      <text:p text:style-name="P6"/>
      <text:p text:style-name="P6"/>
      <text:p text:style-name="P6"/>
      <text:p text:style-name="P2">disp.stringdraw(str, x, y, lvl)</text:p>
      <text:p text:style-name="Standard"><text:span text:style-name="T2"><text:s text:c="2"/>This function prints a string on the an x, y pixel position on the graphical display.</text:span></text:p>
      <text:p text:style-name="P6"/>
      <text:p text:style-name="P6">Parameters:</text:p>
      <text:p text:style-name="Standard"><text:span text:style-name="T2"><text:s text:c="2"/>str: string to be printed</text:span></text:p>
      <text:p text:style-name="Standard"><text:span text:style-name="T2"><text:s text:c="2"/>x: screen column position in pixels (0-127)</text:span></text:p>
      <text:p text:style-name="Standard"><text:span text:style-name="T2"><text:s text:c="2"/>y: screen line position in pixels (0-95)</text:span></text:p>
      <text:p text:style-name="Standard"><text:span text:style-name="T2"><text:s text:c="2"/>lvl: intensity level / gray level (0-15) </text:span></text:p>
      <text:p text:style-name="P6"/>
      <text:p text:style-name="P6">Obs: </text:p>
      <text:p text:style-name="Standard"><text:span text:style-name="T2"><text:s text:c="2"/>Only the ASCII characters</text:span></text:p>
      <text:p text:style-name="Standard"><text:span text:style-name="T2"><text:s/>between 32 (space) and 126 (tilde) are supported. Other characters will</text:span></text:p>
      <text:p text:style-name="Standard"><text:span text:style-name="T2"><text:s/>result in random data being draw on the display.</text:span></text:p>
      <text:p text:style-name="Standard"><text:span text:style-name="T2"><text:s text:c="2"/>If the drawing of the string reaches the right edge of the display, no more</text:span></text:p>
      <text:p text:style-name="Standard"><text:span text:style-name="T2"><text:s/>characters will be drawn. <text:s/>Therefore, special care is not required to avoid</text:span></text:p>
      <text:p text:style-name="Standard"><text:span text:style-name="T2"><text:s/>supplying a string that is too long to display.</text:span></text:p>
      <text:p text:style-name="Standard"><text:span text:style-name="T2"><text:s text:c="2"/>Because the OLED display packs 2 pixels of data in a single byte, the</text:span></text:p>
      <text:p text:style-name="Standard"><text:span text:style-name="T2"><text:s/>parameter x must be an even column number.</text:span></text:p>
      <text:p text:style-name="P6"/>
      <text:p text:style-name="P6"/>
      <text:p text:style-name="P6"/>
      <text:p text:style-name="P2">disp.imagedraw(img, x, y, w, h)</text:p>
      <text:p text:style-name="Standard"><text:span text:style-name="T2"><text:s text:c="2"/>This function will display a bitmap graphic on the display.</text:span></text:p>
      <text:p text:style-name="P6"/>
      <text:p text:style-name="P6">Parameters:</text:p>
      <text:p text:style-name="Standard"><text:span text:style-name="T2"><text:s text:c="2"/>img: image stream to be printed</text:span></text:p>
      <text:p text:style-name="Standard"><text:span text:style-name="T2"><text:s text:c="2"/>x: screen column position in pixels (0-127)</text:span></text:p>
      <text:p text:style-name="Standard"><text:span text:style-name="T2"><text:s text:c="2"/>y: screen line position in pixels (0-95)</text:span></text:p>
      <text:p text:style-name="Standard"><text:span text:style-name="T2"><text:s text:c="2"/>w, h: image width and height dimensions</text:span></text:p>
      <text:p text:style-name="P6"><text:soft-page-break/></text:p>
      <text:p text:style-name="P6">Obs:</text:p>
      <text:p text:style-name="Standard"><text:span text:style-name="T2"><text:s text:c="2"/>Because of the</text:span></text:p>
      <text:p text:style-name="Standard"><text:span text:style-name="T2"><text:s/>format of the display RAM, the starting column (x) and the number of</text:span></text:p>
      <text:p text:style-name="Standard"><text:span text:style-name="T2"><text:s/>columns (w) must be an integer multiple of two.</text:span></text:p>
      <text:p text:style-name="P6"/>
      <text:p text:style-name="Standard"><text:span text:style-name="T2"><text:s text:c="2"/>The image data is organized with the first row of image data appearing left</text:span></text:p>
      <text:p text:style-name="Standard"><text:span text:style-name="T2"><text:s/>to right, followed immediately by the second row of image data. <text:s/>Each byte</text:span></text:p>
      <text:p text:style-name="Standard"><text:span text:style-name="T2"><text:s/>contains the data for two columns in the current row, with the leftmost</text:span></text:p>
      <text:p text:style-name="Standard"><text:span text:style-name="T2"><text:s/>column being contained in bits 7:4 and the rightmost column being contained</text:span></text:p>
      <text:p text:style-name="Standard"><text:span text:style-name="T2"><text:s/>in bits 3:0.</text:span></text:p>
      <text:p text:style-name="P6"/>
      <text:p text:style-name="Standard"><text:span text:style-name="T2"><text:s text:c="2"/>For example, an image six columns wide and seven scan lines tall would</text:span></text:p>
      <text:p text:style-name="Standard"><text:span text:style-name="T2"><text:s/>be arranged as follows (showing how the twenty one bytes of the image would</text:span></text:p>
      <text:p text:style-name="Standard"><text:span text:style-name="T2"><text:s/>appear on the display):</text:span></text:p>
      <text:p text:style-name="P6"/>
      <text:p text:style-name="P6">+-------------------+-------------------+-------------------+</text:p>
      <text:p text:style-name="P6"/>
      <text:p text:style-name="P6">| <text:s text:c="5"/>Byte 0 <text:s text:c="6"/>| <text:s text:c="5"/>Byte 1 <text:s text:c="6"/>| <text:s text:c="5"/>Byte 2 <text:s text:c="6"/>|</text:p>
      <text:p text:style-name="P6"/>
      <text:p text:style-name="P6">+---------+---------+---------+---------+---------+---------+</text:p>
      <text:p text:style-name="P6"/>
      <text:p text:style-name="P6">| 7 6 5 4 | 3 2 1 0 | 7 6 5 4 | 3 2 1 0 | 7 6 5 4 | 3 2 1 0 |</text:p>
      <text:p text:style-name="P6"/>
      <text:p text:style-name="P6">+---------+---------+---------+---------+---------+---------+</text:p>
      <text:p text:style-name="P6"/>
      <text:p text:style-name="P6">| <text:s text:c="5"/>Byte 3 <text:s text:c="6"/>| <text:s text:c="5"/>Byte 4 <text:s text:c="6"/>| <text:s text:c="5"/>Byte 5 <text:s text:c="6"/>|</text:p>
      <text:p text:style-name="P6"/>
      <text:p text:style-name="P6">+---------+---------+---------+---------+---------+---------+</text:p>
      <text:p text:style-name="P6"/>
      <text:p text:style-name="P6">| 7 6 5 4 | 3 2 1 0 | 7 6 5 4 | 3 2 1 0 | 7 6 5 4 | 3 2 1 0 |</text:p>
      <text:p text:style-name="P6"/>
      <text:p text:style-name="P6">+---------+---------+---------+---------+---------+---------+</text:p>
      <text:p text:style-name="P6"/>
      <text:p text:style-name="P6">| <text:s text:c="5"/>Byte 6 <text:s text:c="6"/>| <text:s text:c="5"/>Byte 7 <text:s text:c="6"/>| <text:s text:c="5"/>Byte 8 <text:s text:c="6"/>|</text:p>
      <text:p text:style-name="P6"/>
      <text:p text:style-name="P6">+---------+---------+---------+---------+---------+---------+</text:p>
      <text:p text:style-name="P6"/>
      <text:p text:style-name="P6">| 7 6 5 4 | 3 2 1 0 | 7 6 5 4 | 3 2 1 0 | 7 6 5 4 | 3 2 1 0 |</text:p>
      <text:p text:style-name="P6"/>
      <text:p text:style-name="P6">+---------+---------+---------+---------+---------+---------+</text:p>
      <text:p text:style-name="P6"/>
      <text:p text:style-name="P6"><text:soft-page-break/>| <text:s text:c="5"/>Byte 9 <text:s text:c="6"/>| <text:s text:c="5"/>Byte 10 <text:s text:c="5"/>| <text:s text:c="5"/>Byte 11 <text:s text:c="5"/>|</text:p>
      <text:p text:style-name="P6"/>
      <text:p text:style-name="P6">+---------+---------+---------+---------+---------+---------+</text:p>
      <text:p text:style-name="P6"/>
      <text:p text:style-name="P6">| 7 6 5 4 | 3 2 1 0 | 7 6 5 4 | 3 2 1 0 | 7 6 5 4 | 3 2 1 0 |</text:p>
      <text:p text:style-name="P6"/>
      <text:p text:style-name="P6">+---------+---------+---------+---------+---------+---------+</text:p>
      <text:p text:style-name="P6"/>
      <text:p text:style-name="P6">| <text:s text:c="5"/>Byte 12 <text:s text:c="5"/>| <text:s text:c="5"/>Byte 13 <text:s text:c="5"/>| <text:s text:c="5"/>Byte 14 <text:s text:c="5"/>|</text:p>
      <text:p text:style-name="P6"/>
      <text:p text:style-name="P6">+---------+---------+---------+---------+---------+---------+</text:p>
      <text:p text:style-name="P6"/>
      <text:p text:style-name="P6">| 7 6 5 4 | 3 2 1 0 | 7 6 5 4 | 3 2 1 0 | 7 6 5 4 | 3 2 1 0 |</text:p>
      <text:p text:style-name="P6"/>
      <text:p text:style-name="P6">+---------+---------+---------+---------+---------+---------+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Console input/output in eLua</text:p>
      <text:p text:style-name="P1">=====================================================================</text:p>
      <text:p text:style-name="P1"/>
      <text:p text:style-name="P1">NOTE: this document describes the terminal support over serial connections</text:p>
      <text:p text:style-name="P1">only. Refer to docs/elua_components.txt to learn how to enable console</text:p>
      <text:p text:style-name="P1">support over TCP/IP instead of serial connections.</text:p>
      <text:p text:style-name="P1"/>
      <text:p text:style-name="P1">The console input/output is handled by a generic layer (src/newlib/genstd.c) </text:p>
      <text:p text:style-name="P1">that can be adapted to a variety of input/output devices. It needs just two</text:p>
      <text:p text:style-name="P1">functions, one for displaying characters and another one for receiving input:</text:p>
      <text:p text:style-name="P1"/>
      <text:p text:style-name="P1">(BEGIN inc/newlib/genstd.h)</text:p>
      <text:p text:style-name="P1">// Send/receive function types</text:p>
      <text:p text:style-name="P1">typedef void ( *p_std_send_char )( int fd, char c );</text:p>
      <text:p text:style-name="P1">typedef int ( *p_std_get_char )();</text:p>
      <text:p text:style-name="P1">(END inc/newlib/genstd.h)</text:p>
      <text:p text:style-name="P1"/>
      <text:p text:style-name="P1">(the send faction gets an additional 'fd' parameter that you can use to </text:p>
      <text:p text:style-name="P1">differentiate between STDOUT and STDERR).</text:p>
      <text:p text:style-name="P1">To set them, use std_set_send_func and std_set_get_func. Generally this happens</text:p>
      <text:p text:style-name="P1">in the "platform_init" function (see "platform interface.txt") to set the </text:p>
      <text:p text:style-name="P1">initial "console" device:</text:p>
      <text:p text:style-name="P1"/>
      <text:p text:style-name="P1">(BEGIN src/platform/at91sam7x/platform.c)</text:p>
      <text:p text:style-name="P1">int platform_init()</text:p>
      <text:p text:style-name="P1">{</text:p>
      <text:p text:style-name="P1">.........................</text:p>
      <text:p text:style-name="Standard"><text:span text:style-name="T1"><text:s text:c="2"/>// Set the send/recv functions <text:s text:c="25"/></text:span></text:p>
      <text:p text:style-name="Standard"><text:span text:style-name="T1"><text:s text:c="2"/>std_set_send_func( uart_send );</text:span></text:p>
      <text:p text:style-name="Standard"><text:span text:style-name="T1"><text:s text:c="2"/>std_set_get_func( uart_recv );</text:span></text:p>
      <text:p text:style-name="P1">.........................</text:p>
      <text:p text:style-name="P1">}</text:p>
      <text:p text:style-name="P1">(END src/platform/at91sam7x/platform.c)</text:p>
      <text:p text:style-name="P1"/>
      <text:p text:style-name="P1">The code above makes it possible for you to use the UART as the Lua console, </text:p>
      <text:p text:style-name="P1">thus being able to use the standard Lua interpreter (for example) via your </text:p>
      <text:p text:style-name="P1">serial connection.</text:p>
      <text:p text:style-name="P1">If you need another console device, just call <text:soft-page-break/>std_set_send_func/std_set_get_func</text:p>
      <text:p text:style-name="P1">with the appropriate function pointer.</text:p>
      <text:p text:style-name="P9"/>
      <text:p text:style-name="P8">eLua platform interface</text:p>
      <text:p text:style-name="P1">=====================================================================</text:p>
      <text:p text:style-name="P1">This document describes the "platform" interface in eLua. Its purpose is to ease</text:p>
      <text:p text:style-name="P1">the task of porting eLua to a new platform, as well as having a uniform layer</text:p>
      <text:p text:style-name="P1">for accesing peripherals (such as PIO, UART, SPI ...) on all platforms.</text:p>
      <text:p text:style-name="P1"/>
      <text:p text:style-name="P1">The definitions of the functions shown here are in the "inc/platform.h" file.</text:p>
      <text:p text:style-name="P1">Some of the functions are required, others are optional; see also the "adding </text:p>
      <text:p text:style-name="P1">a new platform.txt" and "platform modules.txt" files for additional information.</text:p>
      <text:p text:style-name="P1">Also, for each function or function group, the name of the module(s) that use</text:p>
      <text:p text:style-name="P1">it (if any) is specified. If other part of the code uses the module, a</text:p>
      <text:p text:style-name="P1">"ALSO USED BY" line will be present in the module description.</text:p>
      <text:p text:style-name="P1"/>
      <text:p text:style-name="P1">============================================================================</text:p>
      <text:p text:style-name="P1"/>
      <text:p text:style-name="P1">int platform_init();</text:p>
      <text:p text:style-name="P1"/>
      <text:p text:style-name="P1">TYPE: REQUIRED</text:p>
      <text:p text:style-name="P1">USED BY MODULE: N/A</text:p>
      <text:p text:style-name="P1"/>
      <text:p text:style-name="P1">PURPOSE: platform-specific initialization (this is a good place to initialize </text:p>
      <text:p text:style-name="P1">the platform CPU, as well as the CPU peripherals, like the UART).</text:p>
      <text:p text:style-name="P1">RETURNS: PLATFORM_OK or PLATFORM_ERR (if PLATFORM_ERR is returned the program</text:p>
      <text:p text:style-name="P1">blocks in an infinite loop).</text:p>
      <text:p text:style-name="P1"/>
      <text:p text:style-name="P1">============================================================================</text:p>
      <text:p text:style-name="P1"/>
      <text:p text:style-name="P1">void* platform_get_first_free_ram( unsigned id );</text:p>
      <text:p text:style-name="P1">void* platform_get_last_free_ram( unsigned id );</text:p>
      <text:p text:style-name="P1"/>
      <text:p text:style-name="P1">TYPE: REQUIRED</text:p>
      <text:p text:style-name="P1">USED BY MODULE: N/A</text:p>
      <text:p text:style-name="P1"/>
      <text:p text:style-name="P1">PURPOSE: returns the first and the last free RAM address; the space between them </text:p>
      <text:p text:style-name="P1">will be used for the system heap. 'id' is a memory space identifier. <text:soft-page-break/>This can be</text:p>
      <text:p text:style-name="P1">used if there is more than one RAM memory available in the system, and their</text:p>
      <text:p text:style-name="P1">address ranges do not overlap. For example, one can have a CPU with internal RAM </text:p>
      <text:p text:style-name="P1">(a very common case) but also an external RAM chip. In this case there are two </text:p>
      <text:p text:style-name="P1">memory spaces, the first one being the internal RAM and the other one the </text:p>
      <text:p text:style-name="P1">external RAM. While each of them in part is contiguous, they are generally not</text:p>
      <text:p text:style-name="P1">contigous to each other in the system address space, so they must be treated as</text:p>
      <text:p text:style-name="P1">two separate address spaces. If the multiple allocator (see building.txt) is</text:p>
      <text:p text:style-name="P1">used you can define as many memory spaces as you wish in your system, the </text:p>
      <text:p text:style-name="P1">allocator will make sure to use all of them.</text:p>
      <text:p text:style-name="P1">If the system RAM exists in a single memory space (for example the internal RAM </text:p>
      <text:p text:style-name="P1">on the MCU) the CPU's stack pointer should be set at the end of the RAM at </text:p>
      <text:p text:style-name="P1">startup. Thus, the first free ram will start right after the data/bss sections, </text:p>
      <text:p text:style-name="P1">and the last free RAM is the last physical address of RAM minus the size of the </text:p>
      <text:p text:style-name="P1">stack. The heap and the stack will grow on opposite directions (upward/downward) </text:p>
      <text:p text:style-name="P1">and the heap will stop if asked to grow "over" the stack.</text:p>
      <text:p text:style-name="P1">If the MCU has both internal RAM and external RAM, a simple arrangement is to </text:p>
      <text:p text:style-name="P1">place the CPU stack at the end of the internal RAM and the heap in the external </text:p>
      <text:p text:style-name="P1">memory (which is generally much larger than the MCU's internal memory). Another</text:p>
      <text:p text:style-name="P1">arrangement is to use the multiple allocator and the memory space id as </text:p>
      <text:p text:style-name="P1">described above.</text:p>
      <text:p text:style-name="P1"/>
      <text:p text:style-name="P1">=====================================================================int platform_pio_has_port( unsigned port );</text:p>
      <text:p text:style-name="P1">const char* platform_pio_get_prefix( unsigned port );</text:p>
      <text:p text:style-name="P1">int platform_pio_has_pin( unsigned port, unsigned pin );</text:p>
      <text:p text:style-name="P1">pio_type platform_pio_op( unsigned port, pio_type pinmask, int op );</text:p>
      <text:p text:style-name="P1"/>
      <text:p text:style-name="P1">TYPE: OPTIONAL</text:p>
      <text:p text:style-name="P1">USED BY MODULE: pio</text:p>
      <text:p text:style-name="P1"/>
      <text:p text:style-name="P1"><text:soft-page-break/>PURPOSE: PIO operations. eLua defines a number of "virtual ports", each one 32 </text:p>
      <text:p text:style-name="P1">bits in size, as shows in "inc/platform.h". But since it somehow needs to map </text:p>
      <text:p text:style-name="P1">these virtual ports to physical ports, it will ask the platform if a port is </text:p>
      <text:p text:style-name="P1">physically present (via platform_pio_has_port) and also if a bit (a "pin") in </text:p>
      <text:p text:style-name="P1">the port is physically present (via platform_pio_has_pin). </text:p>
      <text:p text:style-name="P1">platform_pio_get_prefix gets a port number and return the "port name" as defined</text:p>
      <text:p text:style-name="P1">in the device datasheet. Some devices use PA0, PA1, others simply P0, P1. This</text:p>
      <text:p text:style-name="P1">is what this function is expected to return.</text:p>
      <text:p text:style-name="P1">The platform_pio_op function is the one that does the actual work with the PIO</text:p>
      <text:p text:style-name="P1">subsystem. It receives an operation id ("op") as well as a mask ("pinmask") to </text:p>
      <text:p text:style-name="P1">which the operation applies. The possible operations are shown in the 'enum' </text:p>
      <text:p text:style-name="P1">below (taken from "inc/platform.h"):</text:p>
      <text:p text:style-name="P1"/>
      <text:p text:style-name="P1">(BEGIN inc/platform.h)</text:p>
      <text:p text:style-name="P1">enum</text:p>
      <text:p text:style-name="P1">{</text:p>
      <text:p text:style-name="Standard"><text:span text:style-name="T1"><text:s text:c="2"/>// Pin operations</text:span></text:p>
      <text:p text:style-name="Standard"><text:span text:style-name="T1"><text:s text:c="2"/>PLATFORM_IO_PIN_SET, <text:s text:c="21"/>// Set pin(s) to 1</text:span></text:p>
      <text:p text:style-name="Standard"><text:span text:style-name="T1"><text:s text:c="2"/>PLATFORM_IO_PIN_CLEAR, <text:s text:c="19"/>// Set pin(s) to 0</text:span></text:p>
      <text:p text:style-name="Standard"><text:span text:style-name="T1"><text:s text:c="2"/>PLATFORM_IO_PIN_GET, <text:s text:c="21"/>// Get value of pin</text:span></text:p>
      <text:p text:style-name="Standard"><text:span text:style-name="T1"><text:s text:c="2"/>PLATFORM_IO_PIN_DIR_INPUT, <text:s text:c="15"/>// Configure pin(s) as input</text:span></text:p>
      <text:p text:style-name="Standard"><text:span text:style-name="T1"><text:s text:c="2"/>PLATFORM_IO_PIN_DIR_OUTPUT, <text:s text:c="14"/>// Configure pin(s) as output</text:span></text:p>
      <text:p text:style-name="Standard"><text:span text:style-name="T1"><text:s text:c="2"/>PLATFORM_IO_PIN_PULLUP, <text:s text:c="18"/>// Enable pullups on the pin(s)</text:span></text:p>
      <text:p text:style-name="Standard"><text:span text:style-name="T1"><text:s text:c="2"/>PLATFORM_IO_PIN_PULLDOWN, <text:s text:c="16"/>// Enable pulldowns on the pin(s)</text:span></text:p>
      <text:p text:style-name="Standard"><text:span text:style-name="T1"><text:s text:c="2"/>PLATFORM_IO_PIN_NOPULL, <text:s text:c="18"/>// Disable all pulls on the pin(s)</text:span></text:p>
      <text:p text:style-name="Standard"><text:span text:style-name="T1"><text:s text:c="2"/>// Port operations</text:span></text:p>
      <text:p text:style-name="Standard"><text:span text:style-name="T1"><text:s text:c="2"/>PLATFORM_IO_PORT_SET_VALUE, <text:s text:c="14"/>// Set port value</text:span></text:p>
      <text:p text:style-name="Standard"><text:span text:style-name="T1"><text:s text:c="2"/>PLATFORM_IO_PORT_GET_VALUE, <text:s text:c="14"/>// Get port value</text:span></text:p>
      <text:p text:style-name="Standard"><text:span text:style-name="T1"><text:s text:c="2"/>PLATFORM_IO_PORT_DIR_INPUT, <text:s text:c="14"/>// Configure port as input</text:span></text:p>
      <text:p text:style-name="Standard"><text:span text:style-name="T1"><text:s text:c="2"/>PLATFORM_IO_PORT_DIR_OUTPUT <text:s text:c="14"/>// Configure port as output</text:span></text:p>
      <text:p text:style-name="P1">};</text:p>
      <text:p text:style-name="P1">(END inc/platform.h)</text:p>
      <text:p text:style-name="P1"><text:soft-page-break/></text:p>
      <text:p text:style-name="P1">=====================================================================</text:p>
      <text:p text:style-name="P1">int platform_spi_exists( unsigned id );</text:p>
      <text:p text:style-name="P1">u32 platform_spi_setup( unsigned id, int mode, u32 clock, unsigned cpol, </text:p>
      <text:p text:style-name="Standard"><text:span text:style-name="T1"><text:s text:c="24"/>unsigned cpha, unsigned databits );</text:span></text:p>
      <text:p text:style-name="P1">spi_data_type platform_spi_send_recv( unsigned id, spi_data_type data );</text:p>
      <text:p text:style-name="P1">void platform_spi_select( unsigned id, int is_select );</text:p>
      <text:p text:style-name="P1"/>
      <text:p text:style-name="P1">TYPE: OPTIONAL</text:p>
      <text:p text:style-name="P1">USED BY MODULE: spi</text:p>
      <text:p text:style-name="P1"/>
      <text:p text:style-name="P1">PURPOSE: SPI operations. eLua defines 4 "virtual" SPI interfaces. The function</text:p>
      <text:p text:style-name="P1">platform_spi_exists() gets an identifier from 0 to 3 and returns 1 if the SPI</text:p>
      <text:p text:style-name="P1">interface with the given identifier exists on the target machine, 0 ohterwise.</text:p>
      <text:p text:style-name="P1">platform_spi_setup() is called to configure the SPI interface with the given</text:p>
      <text:p text:style-name="P1">parameters, returning the actual clock that was set for the interface. The</text:p>
      <text:p text:style-name="P1">actual data transfer is done by calling platform_spi_send_recv(), which executes</text:p>
      <text:p text:style-name="P1">a SPI "cycle" (send one byte, receive one byte). Finally, platform_spi_select()</text:p>
      <text:p text:style-name="P1">is used to set the state of the SPI SS (slave select) pin, if the target's SPI</text:p>
      <text:p text:style-name="P1">interface provides this functionality.</text:p>
      <text:p text:style-name="P1"/>
      <text:p text:style-name="P1">=====================================================================</text:p>
      <text:p text:style-name="P1"/>
      <text:p text:style-name="P1">int platform_uart_exists( unsigned id );</text:p>
      <text:p text:style-name="P1">u32 platform_uart_setup( unsigned id, u32 baud, int databits, int parity, </text:p>
      <text:p text:style-name="Standard"><text:span text:style-name="T1"><text:s text:c="25"/>int stopbits );</text:span></text:p>
      <text:p text:style-name="P1">void platform_uart_send( unsigned id, u8 data );</text:p>
      <text:p text:style-name="P1">int platform_uart_recv( unsigned id, unsigned timer_id, int timeout );</text:p>
      <text:p text:style-name="P1"/>
      <text:p text:style-name="P1">TYPE: OPTIONAL</text:p>
      <text:p text:style-name="P1">USED BY MODULE: uart</text:p>
      <text:p text:style-name="P1">ALSO USED BY: XMODEM, TERM over UART</text:p>
      <text:p text:style-name="P1"/>
      <text:p text:style-name="P1">PURPOSE: UART operations. eLua defines 4 "virtual" UART interfaces. The function</text:p>
      <text:p text:style-name="P1">platform_uart_exists() gets an identifier from 0 to 3 and returns 1 <text:soft-page-break/>if the UART</text:p>
      <text:p text:style-name="P1">interface with the given identifier exists on the target machine, 0 ohterwise.</text:p>
      <text:p text:style-name="P1">platform_uart_setup() is called to configure the SPI interface with the given</text:p>
      <text:p text:style-name="P1">parameters, returning the actual baud that was set for the interface. The</text:p>
      <text:p text:style-name="P1">actual data transfer is done by calling platform_uart_send to send a byte, and</text:p>
      <text:p text:style-name="P1">platform_uart_recv to receive a byte. The receive function has a timeout than</text:p>
      <text:p text:style-name="P1">can take different values:</text:p>
      <text:p text:style-name="P1"/>
      <text:p text:style-name="P1">- timeout == 0: receive without waiting for data. If a data byte is available </text:p>
      <text:p text:style-name="Standard"><text:span text:style-name="T1"><text:s text:c="2"/>return it, otherwise return -1.</text:span></text:p>
      <text:p text:style-name="P1">- timeout == PLATFORM_UART_INFINITE_TIMEOUT: wait until a data byte is available </text:p>
      <text:p text:style-name="Standard"><text:span text:style-name="T1"><text:s text:c="2"/>and then return it. This will block indefinetely if no data is available.</text:span></text:p>
      <text:p text:style-name="P1">- timeout &gt; 0: if a data byte is available in the give time (expressed in us)</text:p>
      <text:p text:style-name="Standard"><text:span text:style-name="T1"><text:s text:c="2"/>return id, otherwise return -1.</text:span></text:p>
      <text:p text:style-name="P1"/>
      <text:p text:style-name="P1">=====================================================================</text:p>
      <text:p text:style-name="P1"/>
      <text:p text:style-name="P1">int platform_timer_exists( unsigned id );</text:p>
      <text:p text:style-name="P1">void platform_timer_delay( unsigned id, u32 delay_us );</text:p>
      <text:p text:style-name="P1">u32 platform_timer_op( unsigned id, int op, u32 data );</text:p>
      <text:p text:style-name="P1">u32 platform_timer_get_diff_us( unsigned id, timer_data_type end, </text:p>
      <text:p text:style-name="Standard"><text:span text:style-name="T1"><text:s text:c="32"/>timer_data_type start );</text:span></text:p>
      <text:p text:style-name="P1"><text:s text:c="32"/></text:p>
      <text:p text:style-name="P1">TYPE: OPTIONAL</text:p>
      <text:p text:style-name="P1">USED BY MODULE: tmr, uart (for receive with timeout)</text:p>
      <text:p text:style-name="P1">ALSO USED BY: XMODEM, TERM over UART</text:p>
      <text:p text:style-name="P1"/>
      <text:p text:style-name="P1">PURPOSE: timer operations. eLua defines 16 "virtual" timers. The function</text:p>
      <text:p text:style-name="P1">platform_timer_exists() gets an identifier from 0 to 15 and returns 1 if the </text:p>
      <text:p text:style-name="P1">timer with the given identifier exists on the target machine, 0 otherwise.</text:p>
      <text:p text:style-name="P1">platform_timer_delay() will block the execution for the specified number of</text:p>
      <text:p text:style-name="P1">microseconds, and platform_timer_get_diff_us() gets two timer values and returns</text:p>
      <text:p text:style-name="P1">the time difference (in microseconds) between them.</text:p>
      <text:p text:style-name="P1">platform_timer_op() executes the specified operation on the givem <text:soft-page-break/>timer. The</text:p>
      <text:p text:style-name="P1">operations are defined in an enum from inc/platform.h:</text:p>
      <text:p text:style-name="P1"><text:s text:c="29"/></text:p>
      <text:p text:style-name="P1">(BEGIN inc/platform.h)</text:p>
      <text:p text:style-name="P1">// Timer operations</text:p>
      <text:p text:style-name="P1">enum</text:p>
      <text:p text:style-name="P1">{</text:p>
      <text:p text:style-name="Standard"><text:span text:style-name="T1"><text:s text:c="2"/>PLATFORM_TIMER_OP_START, <text:s text:c="13"/>// Start the timer</text:span></text:p>
      <text:p text:style-name="Standard"><text:span text:style-name="T1"><text:s text:c="2"/>PLATFORM_TIMER_OP_READ, <text:s text:c="14"/>// Read the value of timer</text:span></text:p>
      <text:p text:style-name="Standard"><text:span text:style-name="T1"><text:s text:c="2"/>PLATFORM_TIMER_OP_SET_CLOCK, <text:s text:c="9"/>// Set the clock of the timer</text:span></text:p>
      <text:p text:style-name="Standard"><text:span text:style-name="T1"><text:s text:c="2"/>PLATFORM_TIMER_OP_GET_CLOCK, <text:s text:c="9"/>// Read the clock of the timer</text:span></text:p>
      <text:p text:style-name="Standard"><text:span text:style-name="T1"><text:s text:c="2"/>PLATFORM_TIMER_OP_GET_MAX_DELAY, <text:s text:c="5"/>// Get the maximum achievable delay</text:span></text:p>
      <text:p text:style-name="Standard"><text:span text:style-name="T1"><text:s text:c="2"/>PLATFORM_TIMER_OP_GET_MIN_DELAY <text:s text:c="6"/>// Get the minimum achievable delay</text:span></text:p>
      <text:p text:style-name="P1">};</text:p>
      <text:p text:style-name="P1">(END inc/platform.h)</text:p>
      <text:p text:style-name="P1"/>
      <text:p text:style-name="P1">=====================================================================</text:p>
      <text:p text:style-name="P1"/>
      <text:p text:style-name="P1">int platform_pwm_exists( unsigned id );</text:p>
      <text:p text:style-name="P1">u32 platform_pwm_setup( unsigned id, u32 frequency, unsigned duty );</text:p>
      <text:p text:style-name="P1">u32 platform_pwm_op( unsigned id, int op, u32 data );</text:p>
      <text:p text:style-name="P1"/>
      <text:p text:style-name="P1">TYPE: optional</text:p>
      <text:p text:style-name="P1">USED BY MODULE: pwm</text:p>
      <text:p text:style-name="P1"/>
      <text:p text:style-name="P1">PURPOSE: PWM operations. eLua defines 16 "virtual" PWM blocks. The function</text:p>
      <text:p text:style-name="P1">platform_pwm_exists() gets an identifier from 0 to 15 and returns 1 if the PWM</text:p>
      <text:p text:style-name="P1">block with the given identifier exists on the target machinem, 0 otherwise.</text:p>
      <text:p text:style-name="P1">platform_pwm_setup() is called to configure the SPI interface with the given </text:p>
      <text:p text:style-name="P1">frequency and duty cycle (the duty cycle is a number from 0 to 100 representing</text:p>
      <text:p text:style-name="P1">the duty cycle in percents). </text:p>
      <text:p text:style-name="P1">Finally, platform_pwm_op() implements PWM specific operations. They are all</text:p>
      <text:p text:style-name="P1">defined in an enum from inc/platform.h, shown below:</text:p>
      <text:p text:style-name="P1"/>
      <text:p text:style-name="P1">(BEGIN inc/platform.h)</text:p>
      <text:p text:style-name="P1">// PWM operations</text:p>
      <text:p text:style-name="P1">enum</text:p>
      <text:p text:style-name="P1">{</text:p>
      <text:p text:style-name="Standard"><text:span text:style-name="T1"><text:s text:c="2"/>PLATFORM_PWM_OP_START, <text:s text:c="15"/>// Start the PWM block</text:span></text:p>
      <text:p text:style-name="Standard"><text:soft-page-break/><text:span text:style-name="T1"><text:s text:c="2"/>PLATFORM_PWM_OP_STOP, <text:s text:c="16"/>// Stop the PWM block</text:span></text:p>
      <text:p text:style-name="Standard"><text:span text:style-name="T1"><text:s text:c="2"/>PLATFORM_PWM_OP_SET_CLOCK, <text:s text:c="11"/>// Set the base clock of the PWM block</text:span></text:p>
      <text:p text:style-name="Standard"><text:span text:style-name="T1"><text:s text:c="2"/>PLATFORM_PWM_OP_GET_CLOCK <text:s text:c="12"/>// Get the base clock of the PWM block</text:span></text:p>
      <text:p text:style-name="P1">};</text:p>
      <text:p text:style-name="P1">(END inc/platform.h) </text:p>
      <text:p text:style-name="P1"/>
      <text:p text:style-name="P1">=====================================================================</text:p>
      <text:p text:style-name="P1"/>
      <text:p text:style-name="P1">void platform_cpu_enable_interrupts();</text:p>
      <text:p text:style-name="P1">void platform_cpu_disable_interrupts();</text:p>
      <text:p text:style-name="P1">u32 platform_cpu_get_frequency();</text:p>
      <text:p text:style-name="P1"/>
      <text:p text:style-name="P1">TYPE: optional</text:p>
      <text:p text:style-name="P1">USED BY MODULE: cpu</text:p>
      <text:p text:style-name="P1"/>
      <text:p text:style-name="P1">PURPOSE: CPU interfacing. It allows the user to control some of the CPU functions</text:p>
      <text:p text:style-name="P1">directly from Lua. platform_cpu_enable_interrupts() enables the CPU interrupts</text:p>
      <text:p text:style-name="P1">(globally), while platform_cpu_disable_interrupts() disables them. </text:p>
      <text:p text:style-name="P1">platform_cpu_get_frequency() returns the CPU "core" frequency in Hz.</text:p>
      <text:p text:style-name="P1"/>
      <text:p text:style-name="P1">=====================================================================</text:p>
      <text:p text:style-name="P1"/>
      <text:p text:style-name="P1">void platform_eth_send_packet( const void* src, u32 size );</text:p>
      <text:p text:style-name="P1">u32 platform_eth_get_packet_nb( void* buf, u32 maxlen );</text:p>
      <text:p text:style-name="P1">void platform_eth_force_interrupt();</text:p>
      <text:p text:style-name="P1">u32 platform_eth_get_elapsed_time();</text:p>
      <text:p text:style-name="P1"/>
      <text:p text:style-name="P1">TYPE: optional</text:p>
      <text:p text:style-name="P1">USED BY MODULE: net, also used by the generic TCP/IP support</text:p>
      <text:p text:style-name="P1"/>
      <text:p text:style-name="P1">PURPOSE: network support. These functions are used by uIP (the TCP/IP stack of</text:p>
      <text:p text:style-name="P1">eLua) to implement TCP/IP services on top of the Ethernet ones (for platforms</text:p>
      <text:p text:style-name="P1">that have an integrated Ethernet controller, or are using an external Ethernet</text:p>
      <text:p text:style-name="P1">controller). </text:p>
      <text:p text:style-name="P1">platform_eth_send_packet() sends the packet pointed by "src" with size "size"</text:p>
      <text:p text:style-name="P1">over the network.</text:p>
      <text:p text:style-name="P1">platform_eth_get_packet_nb() reads an Ethernet packet in "buf", without </text:p>
      <text:p text:style-name="P1">exceeding "maxlen" of data. If an Ethernet packet is not available when this</text:p>
      <text:p text:style-name="P1"><text:soft-page-break/>function is called, it returns 0 immediately (non-blocking receive), otherwise</text:p>
      <text:p text:style-name="P1">it returns a negative integer if the packet size is too large or the length of</text:p>
      <text:p text:style-name="P1">the packet if it fits in "maxlen" bytes.</text:p>
      <text:p text:style-name="P1">platform_eth_force_interrupt() is used to force an Ethernet receive interrupt.</text:p>
      <text:p text:style-name="P1">This is needed because uIP's processing function is called from this Ethernet</text:p>
      <text:p text:style-name="P1">interrupt handler alone.</text:p>
      <text:p text:style-name="P1">platform_eth_get_elapsed_time() will return the approximate time (in ms) that</text:p>
      <text:p text:style-name="P1">passed since the last call to platform_eth_get_elapsed_time(). It is used by uIP</text:p>
      <text:p text:style-name="P1">to process periodic events.</text:p>
      <text:p text:style-name="P1"/>
      <text:p text:style-name="P1">For an example of how these functions should be implemented, take a look at the</text:p>
      <text:p text:style-name="P1">LM3S backend (src/platform/lm3s/platform.c)</text:p>
      <text:p text:style-name="P8">eLua platform modules</text:p>
      <text:p text:style-name="P1">=====================================================================</text:p>
      <text:p text:style-name="P1"/>
      <text:p text:style-name="P1">(NOTE: after reading this, check also the "generic_modules.txt" file to</text:p>
      <text:p text:style-name="P1">learn about the generic (not platform specific) modules from eLua).</text:p>
      <text:p text:style-name="P1"/>
      <text:p text:style-name="P1">In order to make eLua usable on different platform, eLua provides a number of </text:p>
      <text:p text:style-name="P1">"platform modules" that link the language with the hardware platform. They're </text:p>
      <text:p text:style-name="P1">mainly tied up with the platform peripherals (PIO, UART, SPI and others). </text:p>
      <text:p text:style-name="P1">They are loaded when Lua starts (just like the "standard" modules like os, math,</text:p>
      <text:p text:style-name="P1">string).</text:p>
      <text:p text:style-name="P1"/>
      <text:p text:style-name="P1">All the platform modules have two parts: the generic part (the one that is</text:p>
      <text:p text:style-name="P1">exposed directly to Lua and it's supposed to be platform independent) and the</text:p>
      <text:p text:style-name="P1">platform specific part (the one that links the module operations to actual </text:p>
      <text:p text:style-name="P1">hardware operations). Consequently, when adding a new platform, one doesn't need</text:p>
      <text:p text:style-name="P1">to rewrite the whole module, just the platform-dependent part. The "platform </text:p>
      <text:p text:style-name="P1">interface.txt" file shows the conenction between platform modules and platform</text:p>
      <text:p text:style-name="P1">interface functions. For example, the "pio" module (src/modules/pio.c) needs 3 </text:p>
      <text:p text:style-name="P1">functions for interfacing with a specific platform: platform_pio_has_port,</text:p>
      <text:p text:style-name="P1">platform_pio_has_pin and platform_pio_op.</text:p>
      <text:p text:style-name="P1"/>
      <text:p text:style-name="P1">All the modules are located in the "src/modules" directory. Besides their</text:p>
      <text:p text:style-name="P1">actual implementation, the "src/modules/auxmods.h" file contains the Lua</text:p>
      <text:p text:style-name="P1">compatible description of all the modules in the system.</text:p>
      <text:p text:style-name="P1"/>
      <text:p text:style-name="P1">Sometimes it doesn't make sense to include all the modules for a particular</text:p>
      <text:p text:style-name="P1">platform. For example, for the i386 platform it doesn't make sense to include </text:p>
      <text:p text:style-name="P1">the "pio" module (although this is technically possible by providing "bogus" </text:p>
      <text:p text:style-name="P1">platform interface functions, the <text:s/>module won't be able to do <text:soft-page-break/>anything on a i386 </text:p>
      <text:p text:style-name="P1">CPU, unless you want to "emulate" it via the parallel port or some other </text:p>
      <text:p text:style-name="P1">peripheral). To accomodate this, each platform must provide a "platform_conf.h" </text:p>
      <text:p text:style-name="P1">(src/platform/&lt;your platform&gt;) which (amongst other things) lists the modules </text:p>
      <text:p text:style-name="P1">that are used for that specific platform. For example, if we want to enable </text:p>
      <text:p text:style-name="P1">only the PIO module for the AT91SAM7X platform, the "platform_conf.h" file </text:p>
      <text:p text:style-name="P1">would look like this:</text:p>
      <text:p text:style-name="P1"/>
      <text:p text:style-name="P1">(BEGIN src/platform/at91sam7x/platform_conf.h)</text:p>
      <text:p text:style-name="P1">// Auxiliary libraries that will be compiled for this platform</text:p>
      <text:p text:style-name="P1"/>
      <text:p text:style-name="P1">#ifndef __PLATFORM_CONF_H__</text:p>
      <text:p text:style-name="P1">#define __PLATFORM_CONF_H__</text:p>
      <text:p text:style-name="P1"/>
      <text:p text:style-name="P1">#include "auxmods.h"</text:p>
      <text:p text:style-name="P1"/>
      <text:p text:style-name="P1">...............................................................</text:p>
      <text:p text:style-name="P1"/>
      <text:p text:style-name="P1">#define LUA_PLATFORM_LIBS\</text:p>
      <text:p text:style-name="Standard"><text:span text:style-name="T1"><text:s text:c="2"/>{ AUXLIB_PIO, luaopen_pio }</text:span></text:p>
      <text:p text:style-name="P1"><text:s text:c="2"/></text:p>
      <text:p text:style-name="P1">#endif</text:p>
      <text:p text:style-name="P1">(END src/platform/at91sam7x/platform_conf.h)</text:p>
      <text:p text:style-name="P1"/>
      <text:p text:style-name="P1">On the other hand, for a platform that doesn't need to enable any modules at</text:p>
      <text:p text:style-name="P1">all, you don't even need to define the LUA_PLATFORM_LIBS macro.</text:p>
      <text:p text:style-name="P1">This is why some of platform functions described in "platform interface.txt" are</text:p>
      <text:p text:style-name="P1">optional. If there are no modules that use them in one platform, then you don't</text:p>
      <text:p text:style-name="P1">need to define them at all for that platform, not even as "bogus" functions.</text:p>
      <text:p text:style-name="P1"/>
      <text:p text:style-name="P1">=====================================================================</text:p>
      <text:p text:style-name="P1">=== The PIO module</text:p>
      <text:p text:style-name="P1">=====================================================================</text:p>
      <text:p text:style-name="P1"/>
      <text:p text:style-name="P1">The PIO module lets Lua access the programmable input/output (PIO) pins of the</text:p>
      <text:p text:style-name="P1">microcontroller. It exposes symbolic name for ports (pio.PA, pio.PB, ... pio.PF)</text:p>
      <text:p text:style-name="P1">and symbolic names for port pins (pio.PA_0, pio.PA_1, ... <text:soft-page-break/>pio.PB_30, ...). Also,</text:p>
      <text:p text:style-name="P1">it exposes functions to access both ports and pins:</text:p>
      <text:p text:style-name="P1"/>
      <text:p text:style-name="P1">pio.setpin( value, Pin1, Pin2 ... ): set the value to all the pins in the list </text:p>
      <text:p text:style-name="Standard"><text:span text:style-name="T1"><text:s text:c="2"/>to "value" (0 or 1).</text:span></text:p>
      <text:p text:style-name="P1"><text:s text:c="2"/></text:p>
      <text:p text:style-name="P1">pio.set( Pin1, Pin2, ... ): set the value of all the pins in the list to 1.</text:p>
      <text:p text:style-name="P1"/>
      <text:p text:style-name="P1">Val1, Val2, ... = pio.get( Pin1, Pin2, ... ): reads one or more pins and returns</text:p>
      <text:p text:style-name="Standard"><text:span text:style-name="T1"><text:s text:c="2"/>their values (0 or 1).</text:span></text:p>
      <text:p text:style-name="P1"/>
      <text:p text:style-name="P1">pio.clear( Pin1, Pin2, ... ): set the value of all the pins in the list to 0.</text:p>
      <text:p text:style-name="P1"><text:s text:c="2"/></text:p>
      <text:p text:style-name="P1">pio.input( Pin1, Pin2, ... ): set the specified pin(s) as input(s).</text:p>
      <text:p text:style-name="P1"/>
      <text:p text:style-name="P1">pio.output( Pin1, Pin2, ... ): set the specified pin(s) as output(s).</text:p>
      <text:p text:style-name="P1"/>
      <text:p text:style-name="P1">pio.setport( value, Port1, Port2, ... ): set the value of all the ports in the</text:p>
      <text:p text:style-name="Standard"><text:span text:style-name="T1"><text:s text:c="2"/>list to "value".</text:span></text:p>
      <text:p text:style-name="P1"><text:s text:c="2"/></text:p>
      <text:p text:style-name="P1">Val1, Val2, ... = pio.getport( Port1, Port2, ... ): reads one or more ports and</text:p>
      <text:p text:style-name="Standard"><text:span text:style-name="T1"><text:s text:c="2"/>returns their values.</text:span></text:p>
      <text:p text:style-name="P1"/>
      <text:p text:style-name="P1">pio.port_input( Port1, Port2, ... ): set the specified port(s) as input(s).</text:p>
      <text:p text:style-name="P1"/>
      <text:p text:style-name="P1">pio.port_output( Port1, Port2, ... ): set the specified port(s) as output(s).</text:p>
      <text:p text:style-name="P1"/>
      <text:p text:style-name="P1">pio.pullup( Pin1, Pin2, ... ): enable internal pullups on the specified pins.</text:p>
      <text:p text:style-name="P1">Note that some CPUs might not provide this feature.</text:p>
      <text:p text:style-name="P1"/>
      <text:p text:style-name="P1">pio.pulldown( Pin1, Pin2, ... ): enable internal pulldowns on the specified</text:p>
      <text:p text:style-name="P1">pins. Note that some CPUs might not provide this feature.</text:p>
      <text:p text:style-name="P1"/>
      <text:p text:style-name="P1">pio.nopull( Pin1, Pin2, ... ): disable the pullups/pulldowns on the specified</text:p>
      <text:p text:style-name="P1">pins. Note that some CPUs might not provide this feature.</text:p>
      <text:p text:style-name="P1"/>
      <text:p text:style-name="P1">Port = pio.port( code ): return the physical port number associated <text:soft-page-break/>with the</text:p>
      <text:p text:style-name="P1">given code. For example, "pio.port( pio.P0_20 )" will return 0.</text:p>
      <text:p text:style-name="P1"/>
      <text:p text:style-name="P1">Pin = pio.pin( code ): return the physical port number associated with the</text:p>
      <text:p text:style-name="P1">given code. For example, "pio.pin( pio.P0_20 )" will return 20.</text:p>
      <text:p text:style-name="P1"/>
      <text:p text:style-name="P1">=====================================================================</text:p>
      <text:p text:style-name="P1">=== The SPI module</text:p>
      <text:p text:style-name="P1">=====================================================================</text:p>
      <text:p text:style-name="P1"/>
      <text:p text:style-name="P1">The SPI module lets Lua access the SPI interfaces of the target CPU. It exposes</text:p>
      <text:p text:style-name="P1">functions for SPI setup and sending/receiving data, selecting/unselecting slave</text:p>
      <text:p text:style-name="P1">devices, as well as different SPI specific constants.</text:p>
      <text:p text:style-name="P1"/>
      <text:p text:style-name="P1">Actual_clock = spi.setup( id, spi.MASTER | spi.SLAVE, clock, cpol, cpha,</text:p>
      <text:p text:style-name="Standard"><text:span text:style-name="T1"><text:s text:c="2"/>databits): set the SPI interface with the given parameters, returns the clock</text:span></text:p>
      <text:p text:style-name="Standard"><text:span text:style-name="T1"><text:s text:c="2"/>that was set for the interface.</text:span></text:p>
      <text:p text:style-name="P1"><text:s text:c="2"/></text:p>
      <text:p text:style-name="P1">spi.select( id ): sets the SS line of the given interface.</text:p>
      <text:p text:style-name="P1"/>
      <text:p text:style-name="P1">spi.unselect( id ): clears the SS line of the given interface.</text:p>
      <text:p text:style-name="P1"/>
      <text:p text:style-name="P1">spi.send( id, Data1, Data2, ... ): sends all the data to the specified SPI</text:p>
      <text:p text:style-name="Standard"><text:span text:style-name="T1"><text:s text:c="2"/>interface.</text:span></text:p>
      <text:p text:style-name="P1"><text:s text:c="2"/></text:p>
      <text:p text:style-name="P1">In1, In2, ... = spi.send_recv( id, Out1, Out2, ... ): sends all the "out" bytes</text:p>
      <text:p text:style-name="Standard"><text:span text:style-name="T1"><text:s text:c="2"/>to the specified SPI interface and returts the data read after each sent byte.</text:span></text:p>
      <text:p text:style-name="P1"><text:s text:c="2"/></text:p>
      <text:p text:style-name="P1">=====================================================================</text:p>
      <text:p text:style-name="P1">=== The UART module</text:p>
      <text:p text:style-name="P1">=====================================================================</text:p>
      <text:p text:style-name="P1"/>
      <text:p text:style-name="P1">The UART module lets Lua access the UART interfaces of the target CPU. It</text:p>
      <text:p text:style-name="P1">exposes functions for UART setup and sending/receiving data, as well as some</text:p>
      <text:p text:style-name="P1">UART specific constants.</text:p>
      <text:p text:style-name="P1"><text:s text:c="2"/></text:p>
      <text:p text:style-name="P1">Actual_baud = uart.setup( id, baud, databits, </text:p>
      <text:p text:style-name="Standard"><text:span text:style-name="T1"><text:s text:c="2"/>uart.PAR_EVEN |uart.PAR_ODD | uart.PAR_NONE, </text:span></text:p>
      <text:p text:style-name="Standard"><text:soft-page-break/><text:span text:style-name="T1"><text:s text:c="2"/>uart.STOP_1 | uart.SSTOP_1_5 | uart.STOP_2 ): set the UART interface with the</text:span></text:p>
      <text:p text:style-name="Standard"><text:span text:style-name="T1"><text:s text:c="2"/>given parameters, returns the baud rate that was set for the UART.</text:span></text:p>
      <text:p text:style-name="P1"><text:s text:c="2"/></text:p>
      <text:p text:style-name="P1">uart.send( id, Data1, Data2, ... ): send all the data to the specified UART</text:p>
      <text:p text:style-name="Standard"><text:span text:style-name="T1"><text:s text:c="2"/>interface.</text:span></text:p>
      <text:p text:style-name="P1"><text:s text:c="2"/></text:p>
      <text:p text:style-name="P1">Data = uart.recv( id, uart.NO_TIMEOUT | uart.INF_TIMEOUT | timeout ): reads a </text:p>
      <text:p text:style-name="Standard"><text:span text:style-name="T1"><text:s text:c="2"/>byte from the specified UART interface.</text:span></text:p>
      <text:p text:style-name="P1"><text:s text:c="2"/></text:p>
      <text:p text:style-name="P1">uart.sendstr( id, str1, str2, ... ): this is similar to "uart.send", but its </text:p>
      <text:p text:style-name="Standard"><text:span text:style-name="T1"><text:s text:c="2"/>parameters are string. <text:s/></text:span></text:p>
      <text:p text:style-name="P1"/>
      <text:p text:style-name="P1">=====================================================================</text:p>
      <text:p text:style-name="P1">=== The timer module</text:p>
      <text:p text:style-name="P1">=====================================================================</text:p>
      <text:p text:style-name="P1"/>
      <text:p text:style-name="P1">It allows Lua to execute timer specific operations (delay, read timer value,</text:p>
      <text:p text:style-name="P1">start timer, get time difference).</text:p>
      <text:p text:style-name="P1"/>
      <text:p text:style-name="P1">tmr.delay( id, delay ): uses timer 'id' to wait for 'delay' us.</text:p>
      <text:p text:style-name="P1"/>
      <text:p text:style-name="P1">Data = tmr.read( id ): reads the value of timer 'id'. The returned value is </text:p>
      <text:p text:style-name="Standard"><text:span text:style-name="T1"><text:s text:c="2"/>platform dependent.</text:span></text:p>
      <text:p text:style-name="P1"><text:s text:c="2"/></text:p>
      <text:p text:style-name="P1">Data = tmr.start( id ): start the timer 'id', and also returns its value at</text:p>
      <text:p text:style-name="Standard"><text:span text:style-name="T1"><text:s text:c="2"/>the moment of start. The returned value is platform dependent.</text:span></text:p>
      <text:p text:style-name="P1"><text:s text:c="2"/></text:p>
      <text:p text:style-name="P1">diff = tmr.diff( id, end, start ): returns the time difference (in us) between</text:p>
      <text:p text:style-name="Standard"><text:span text:style-name="T1"><text:s text:c="2"/>the timer values 'end' and 'start' (obtained from calling tmr.start or</text:span></text:p>
      <text:p text:style-name="Standard"><text:span text:style-name="T1"><text:s text:c="2"/>tmr.read). The order of end/start is irrelevant. </text:span></text:p>
      <text:p text:style-name="P1"><text:s text:c="2"/></text:p>
      <text:p text:style-name="P1">Data = tmr.mindelay( id ): returns the minimum delay (in us ) that can be </text:p>
      <text:p text:style-name="Standard"><text:span text:style-name="T1"><text:s text:c="2"/>achieved by calling the tmr.delay function. If the return value is 0, the </text:span></text:p>
      <text:p text:style-name="Standard"><text:span text:style-name="T1"><text:s text:c="2"/>platform layer is capable of executing sub-microsecond delays.</text:span></text:p>
      <text:p text:style-name="P1"><text:s text:c="2"/></text:p>
      <text:p text:style-name="P1">Data = tmr.maxdelay( id ): returns the maximum delay (in us) that can be</text:p>
      <text:p text:style-name="Standard"><text:soft-page-break/><text:span text:style-name="T1"><text:s text:c="2"/>achieved by calling the tmr.delay function.</text:span></text:p>
      <text:p text:style-name="P1"><text:s text:c="2"/></text:p>
      <text:p text:style-name="P1">Data = tmr.setclock( id, clock ): sets the clock of the given timer. Returns the</text:p>
      <text:p text:style-name="Standard"><text:span text:style-name="T1"><text:s text:c="2"/>actual clock set for the timer.</text:span></text:p>
      <text:p text:style-name="P1"><text:s text:c="2"/></text:p>
      <text:p text:style-name="P1">Data = tmr.getclock( id ): return the clock of the given timer.</text:p>
      <text:p text:style-name="P1"/>
      <text:p text:style-name="P1">=====================================================================</text:p>
      <text:p text:style-name="P1">=== The platform data module</text:p>
      <text:p text:style-name="P1">=====================================================================</text:p>
      <text:p text:style-name="P1">It allows Lua to identify the platform on which it runs.</text:p>
      <text:p text:style-name="P1"/>
      <text:p text:style-name="P1">Platform = pd.platform(): returns the platform name (f.e. LM3S)</text:p>
      <text:p text:style-name="P1"/>
      <text:p text:style-name="P1">Cpu = pd.cpu(): returns the CPU name (f.e. LM3S8962)</text:p>
      <text:p text:style-name="P1"/>
      <text:p text:style-name="P1">Board = pd.board(): returns the CPU board (f.e. EK-LM3S8962)</text:p>
      <text:p text:style-name="P1"/>
      <text:p text:style-name="P1">=====================================================================</text:p>
      <text:p text:style-name="P1">=== The PWM module</text:p>
      <text:p text:style-name="P1">=====================================================================</text:p>
      <text:p text:style-name="P1"/>
      <text:p text:style-name="P1">It allows Lua to use the PWM blocks on the target CPU.</text:p>
      <text:p text:style-name="P1"/>
      <text:p text:style-name="P1">Data = pwm.setup( id, frequency, duty ): sets the PWM block 'id' to generate the</text:p>
      <text:p text:style-name="Standard"><text:span text:style-name="T1"><text:s text:c="2"/>specified frequency with the specified duty cycle (duty is an integer number</text:span></text:p>
      <text:p text:style-name="Standard"><text:span text:style-name="T1"><text:s text:c="2"/>from 0 to 100, specifying the duty cycle in percents). It returns the actual</text:span></text:p>
      <text:p text:style-name="Standard"><text:span text:style-name="T1"><text:s text:c="2"/>frequency set on the PWM block.</text:span></text:p>
      <text:p text:style-name="P1"/>
      <text:p text:style-name="P1">pwm.start( id ): start the PWM block 'id'.</text:p>
      <text:p text:style-name="P1"/>
      <text:p text:style-name="P1">pwm.stop( id ): stop the PWM block 'id'.</text:p>
      <text:p text:style-name="P1"/>
      <text:p text:style-name="P1">Data = pwm.setclock( id, clock ): set the base clock of the PWM block 'id' to</text:p>
      <text:p text:style-name="Standard"><text:span text:style-name="T1"><text:s text:c="2"/>the given clock. In returns the actual clock set on the PWM block.</text:span></text:p>
      <text:p text:style-name="P1"/>
      <text:p text:style-name="P1">Data = pwm.getclock( id ): returns the base clock of the PWM block 'id'.</text:p>
      <text:p text:style-name="P1"/>
      <text:p text:style-name="P1">=====================================================================</text:p>
      <text:p text:style-name="P1">=== The CPU module</text:p>
      <text:p text:style-name="P1">=====================================================================</text:p>
      <text:p text:style-name="P1"/>
      <text:p text:style-name="P1"><text:soft-page-break/>It brings low level CPU access to Lua (read/write memory, enable/disable </text:p>
      <text:p text:style-name="P1">interrupts).</text:p>
      <text:p text:style-name="P1"/>
      <text:p text:style-name="P1">w32( address, data ) : write the 32-bit data at the specified address</text:p>
      <text:p text:style-name="P1"/>
      <text:p text:style-name="P1">w16( address, data ) : write the 16-bit data at the specified address</text:p>
      <text:p text:style-name="P1"/>
      <text:p text:style-name="P1">w8( address, data ) : write the 8-bit data at the specified address</text:p>
      <text:p text:style-name="P1"/>
      <text:p text:style-name="P1">Data = r32( address ) : reads 32-bit data from the specified address</text:p>
      <text:p text:style-name="P1"/>
      <text:p text:style-name="P1">Data = r16( address ) : reads 16-bit data from the specified address</text:p>
      <text:p text:style-name="P1"/>
      <text:p text:style-name="P1">Data = r8( address ) : reads 8-bit data from the specified address</text:p>
      <text:p text:style-name="P1"/>
      <text:p text:style-name="P1">cli(): disable CPU interrupts</text:p>
      <text:p text:style-name="P1"/>
      <text:p text:style-name="P1">sei(): enable CPU interrupts</text:p>
      <text:p text:style-name="P1"/>
      <text:p text:style-name="P1">Clock = clock(): returns the CPU frequency</text:p>
      <text:p text:style-name="P1"/>
      <text:p text:style-name="P1">Also, you can expose as many CPU constants (for example memory mapped registers)</text:p>
      <text:p text:style-name="P1">as you want to this module. You might want to use this feature to access some </text:p>
      <text:p text:style-name="P1">CPU memory areas (as defined in the CPU header files from the CPU support </text:p>
      <text:p text:style-name="P1">package) directly from Lua. To do this, you'll need to define the </text:p>
      <text:p text:style-name="P1">PLATFORM_CPU_CONSTANTS macro in the platform's platform_conf.h file </text:p>
      <text:p text:style-name="P1">(src/platform/&lt;platform name&gt;/platform_conf.h). Include all your constants in a </text:p>
      <text:p text:style-name="P1">_C( &lt;constant name&gt; ) definition, and then build your project.</text:p>
      <text:p text:style-name="P1">For example, let's suppose that your CPU's interrupt controler has 3 memory</text:p>
      <text:p text:style-name="P1">mapped registers: INT_REG_ENABLE, INT_REG_DISABLE and INT_REG_MASK. If you want</text:p>
      <text:p text:style-name="P1">to access them from Lua, locate the header that defines the values of these</text:p>
      <text:p text:style-name="P1">registers (I'll assume its name is "cpu.h") and add these lines to the</text:p>
      <text:p text:style-name="P1">platform_conf.h:</text:p>
      <text:p text:style-name="P1"/>
      <text:p text:style-name="P1">#include "cpu.h"</text:p>
      <text:p text:style-name="P1"/>
      <text:p text:style-name="P1">#define PLATFORM_CPU_CONSTANTS\</text:p>
      <text:p text:style-name="Standard"><text:span text:style-name="T1"><text:s text:c="2"/>_C( INT_REG_ENABLE ),\</text:span></text:p>
      <text:p text:style-name="Standard"><text:span text:style-name="T1"><text:s text:c="2"/>_C( INT_REG_DISABLE ),\</text:span></text:p>
      <text:p text:style-name="Standard"><text:soft-page-break/><text:span text:style-name="T1"><text:s text:c="2"/>_C( INT_REG_MASK )</text:span></text:p>
      <text:p text:style-name="P1"/>
      <text:p text:style-name="P1">After this you'll be able to access the regs directly from Lua, like this:</text:p>
      <text:p text:style-name="P1"/>
      <text:p text:style-name="P1">data = cpu.r32( cpu.INT_REG_ENABLE )</text:p>
      <text:p text:style-name="P1">cpu.w32( cpu.INT_REG_ENABLE, data )</text:p>
      <text:p text:style-name="P1"/>
      <text:p text:style-name="P1">For a "real-life" example, see the src/platform/lm3s/platform_conf.h file.</text:p>
      <text:p text:style-name="P7">TCP/IP in eLua</text:p>
      <text:p text:style-name="P1">=====================================================================</text:p>
      <text:p text:style-name="P1"/>
      <text:p text:style-name="P1">eLua's TCP/IP support was designed with flexibility and ease of use in mind. It</text:p>
      <text:p text:style-name="P1">might not provide all the functions of a "full-fledged" TCP/IP stack, but it's </text:p>
      <text:p text:style-name="P1">still fully functional and probably easier to use than a "regular" (POSIX) TCP/IP</text:p>
      <text:p text:style-name="P1">stack. These are the services provided by the TCP/IP stack:</text:p>
      <text:p text:style-name="P1"/>
      <text:p text:style-name="P1">- a set of functions for network access (defined in inc/elua_net.h)</text:p>
      <text:p text:style-name="P1">- a DHCP client</text:p>
      <text:p text:style-name="P1">- a DNS resolver</text:p>
      <text:p text:style-name="P1">- a module ("net") which can be used from Lua to access the network functions</text:p>
      <text:p text:style-name="P1">- a Telnet miniclient, which is used to support the eLua shell via TCP/IP instead</text:p>
      <text:p text:style-name="Standard"><text:span text:style-name="T1"><text:s text:c="2"/>of serial connections.</text:span></text:p>
      <text:p text:style-name="P1"/>
      <text:p text:style-name="P1">For more details about the networking API, consult docs/generic_modules.txt.</text:p>
      <text:p text:style-name="P1"/>
      <text:p text:style-name="P1">TCP/IP configuration</text:p>
      <text:p text:style-name="P1">=====================================================================</text:p>
      <text:p text:style-name="P1"/>
      <text:p text:style-name="P1">To configure the TCP/IP subsystem, edit src/platform/[platform]/platform_conf.h</text:p>
      <text:p text:style-name="P1">and:</text:p>
      <text:p text:style-name="P1"/>
      <text:p text:style-name="P1">1. #define BUILD_UIP to enable TCP/IP support</text:p>
      <text:p text:style-name="P1">2. if you'll be using the DHCP client, just #define BUILD_DHCPC to build the </text:p>
      <text:p text:style-name="Standard"><text:span text:style-name="T1"><text:s text:c="3"/>DHCP client. In any case, you must also define a static network configuration:</text:span></text:p>
      <text:p text:style-name="P1"/>
      <text:p text:style-name="Standard"><text:span text:style-name="T1"><text:s text:c="2"/>#define ELUA_CONF_IPADDR0 ... ELUA_CONF_IPADDR3 : the IP address</text:span></text:p>
      <text:p text:style-name="Standard"><text:span text:style-name="T1"><text:s text:c="2"/>#define ELUA_CONF_NETMASK0 ... ELUA_CONF_NETMASK3 : the network mask</text:span></text:p>
      <text:p text:style-name="Standard"><text:span text:style-name="T1"><text:s text:c="2"/>#define ELUA_CONF_DEFGW0 ... ELUA_CONF_DEFGW3 : the default gateway</text:span></text:p>
      <text:p text:style-name="Standard"><text:span text:style-name="T1"><text:s text:c="2"/>#define ELUA_CONF_DNS0 ... ELUA_CONF_DNS3 : the DNS server <text:s/></text:span></text:p>
      <text:p text:style-name="P1"/>
      <text:p text:style-name="Standard"><text:span text:style-name="T1"><text:s text:c="2"/>Note that you must define both BUILD_DHCPC and the ELUA_CONF_* macros. If the</text:span></text:p>
      <text:p text:style-name="Standard"><text:span text:style-name="T1"><text:s text:c="2"/>DHCP client fails to obtain a valid IP address, the static configuration will </text:span></text:p>
      <text:p text:style-name="Standard"><text:span text:style-name="T1"><text:s text:c="2"/>be used instead. To use only the static configuration (and make the eLua image</text:span></text:p>
      <text:p text:style-name="Standard"><text:soft-page-break/><text:span text:style-name="T1"><text:s text:c="2"/>size a bit smaller) don't define the BUILD_DHCPC client.</text:span></text:p>
      <text:p text:style-name="P1"/>
      <text:p text:style-name="P1">3. #define BUILD_DNS if you want support for the DNS server.</text:p>
      <text:p text:style-name="P1">4. #define BUILD_CON_TCP if you want support for shell over telnet instead of</text:p>
      <text:p text:style-name="Standard"><text:span text:style-name="T1"><text:s text:c="3"/>serial. Note that you must NOT define BUILD_CON_GENERIC in this case.</text:span></text:p>
      <text:p text:style-name="P1"/>
      <text:p text:style-name="P1">TCP/IP implementation internals</text:p>
      <text:p text:style-name="P1">=====================================================================</text:p>
      <text:p text:style-name="P1">The TCP/IP support was designed in such a way that it doesn't require a specific</text:p>
      <text:p text:style-name="P1">TCP/IP stack implementation. To work with eLua, a TCP/IP stack must simply </text:p>
      <text:p text:style-name="P1">implement all the functions defined in the inc/elua_net.h file. This allows for</text:p>
      <text:p text:style-name="P1">easy integration of more than one TCP/IP stack. Currently only uIP is used in </text:p>
      <text:p text:style-name="P1">eLua, but lwIP (and possibly others) are planned to be added at some point.</text:p>
      <text:p text:style-name="P1">Another key point of the TCP/IP implementation (and of the whole eLua design</text:p>
      <text:p text:style-name="P1">for that matter) is that it should be as platform independent as possible: write</text:p>
      <text:p text:style-name="P1">everything in a platform-independent manner, except for some functions (as few as</text:p>
      <text:p text:style-name="P1">possible and as simple as possible) that must be implemented by each platform).</text:p>
      <text:p text:style-name="P1">To illustrate the above, a short overview of the uIP integration is given below.</text:p>
      <text:p text:style-name="P1"/>
      <text:p text:style-name="P1">uIP in eLua</text:p>
      <text:p text:style-name="P1">=====================================================================</text:p>
      <text:p text:style-name="P1"/>
      <text:p text:style-name="P1">uIP (http://www.sics.se/~adam/uip/index.php/Main_Page) is a minimalistic TCP/IP</text:p>
      <text:p text:style-name="P1">stack designed specifically for resource constrained embedded systems. While the</text:p>
      <text:p text:style-name="P1">design and implementation of uIP are an excellent example of what can be done</text:p>
      <text:p text:style-name="P1">with a few kilobytes of memory, it has a number of quirks that make it hard to</text:p>
      <text:p text:style-name="P1">integrate with eLua. First, it uses a callback approach, as opposed to the </text:p>
      <text:p text:style-name="P1">sequential approach of "regular" TCP/IP stacks. It provides a "protosocket" </text:p>
      <text:p text:style-name="P1">library that can be used to write uIP applications in a more "traditional" way,</text:p>
      <text:p text:style-name="P1"><text:soft-page-break/>but it's quite restrictive. So, to use it with eLua, a translation layer was</text:p>
      <text:p text:style-name="P1">needed. It is implemented in src/elua_uip.c, and its sole purpose is to "adapt"</text:p>
      <text:p text:style-name="P1">the uIP stack to the eLua model: implement the functions in inc/elua_net.h and</text:p>
      <text:p text:style-name="P1">you're ready to use the stack. In this case the "adaption layer" is quite large</text:p>
      <text:p text:style-name="P1">because of uIP's callback-based design.</text:p>
      <text:p text:style-name="P1">To make the uIP implementation as platform-independent as possible, a special</text:p>
      <text:p text:style-name="P1">networking layer is added to the platform interface (docs/platform_interface.txt</text:p>
      <text:p text:style-name="P1">for details). There are only 4 functions that must be implemented by a backend</text:p>
      <text:p text:style-name="P1">to use the networking layer. They might change as more TCP/IP stacks are added</text:p>
      <text:p text:style-name="P1">to eLua, but probably the networking layer won't get much bigger than it is now.</text:p>
      <text:p text:style-name="P1"/>
      <text:p text:style-name="P1">For a more in-depth understanding of how the networking layer is implemented,</text:p>
      <text:p text:style-name="P1">look at the LM3S implementation in src/platform/lm3s/platform.c.</text:p>
      <text:p text:style-name="P7">Terminal support in eLua</text:p>
      <text:p text:style-name="P1">=====================================================================</text:p>
      <text:p text:style-name="P1"/>
      <text:p text:style-name="P1">NOTE: currently, this only works over serial connections (not over TCP/IP)</text:p>
      <text:p text:style-name="P1"/>
      <text:p text:style-name="P1">Besides standard stdio/stdout/stderr support (docs/console_input_output.txt), </text:p>
      <text:p text:style-name="P1">eLua provides the "term" module to access ANSI compatible terminal emulators. </text:p>
      <text:p text:style-name="P1">It is designed to be as flexible as possible, thus allowing a large number of</text:p>
      <text:p text:style-name="P1">terminal emulators to be used.</text:p>
      <text:p text:style-name="P1">To use the term module, remember to:</text:p>
      <text:p text:style-name="P1"/>
      <text:p text:style-name="P1">- build it (add BUILD_TERM in your build.h file)</text:p>
      <text:p text:style-name="P1">- build its Lua binding ( add AUXLIB_TERM in your platform_libs.h)</text:p>
      <text:p text:style-name="P1"/>
      <text:p text:style-name="P1">See docs/elua_components.h and docs/platform_modules.txt for details.</text:p>
      <text:p text:style-name="P1"/>
      <text:p text:style-name="P1">To use it, first call the "term_init" function:</text:p>
      <text:p text:style-name="P1"/>
      <text:p text:style-name="P1">(BEGIN inc/term.h)</text:p>
      <text:p text:style-name="P1">...........................</text:p>
      <text:p text:style-name="P1">// Terminal output function</text:p>
      <text:p text:style-name="P1">typedef void ( *p_term_out )( u8 );</text:p>
      <text:p text:style-name="P1">// Terminal input function</text:p>
      <text:p text:style-name="P1">typedef int ( *p_term_in )( int );</text:p>
      <text:p text:style-name="P1">// Terminal translate input function</text:p>
      <text:p text:style-name="P1">typedef int ( *p_term_translate )( u8 );</text:p>
      <text:p text:style-name="P1">...........................</text:p>
      <text:p text:style-name="P1">// Terminal initialization</text:p>
      <text:p text:style-name="P1">void term_init( unsigned lines, unsigned cols, p_term_out term_out_func, </text:p>
      <text:p text:style-name="Standard"><text:span text:style-name="T1"><text:s text:c="16"/>p_term_in term_in_func, p_term_translate term_translate_func );</text:span></text:p>
      <text:p text:style-name="P1">(END inc/term.h)</text:p>
      <text:p text:style-name="P1"/>
      <text:p text:style-name="P1">The initialization function gets the physical size of the terminal emulator</text:p>
      <text:p text:style-name="P1">window (usually 80 lines and 25 cols) and three function pointers:</text:p>
      <text:p text:style-name="P1"/>
      <text:p text:style-name="P1">- p_term_out: this function will be called to output characters to the terminal.</text:p>
      <text:p text:style-name="Standard"><text:span text:style-name="T1"><text:s text:c="2"/>It receives the character to output as its single parameter.</text:span></text:p>
      <text:p text:style-name="P1">- p_term_in: this function will be called to read a character from the terminal.</text:p>
      <text:p text:style-name="Standard"><text:span text:style-name="T1"><text:s text:c="2"/>It receives a parameter that can be either TERM_INPUT_DONT_WAIT (in </text:span><text:soft-page-break/><text:span text:style-name="T1">which case</text:span></text:p>
      <text:p text:style-name="Standard"><text:span text:style-name="T1"><text:s text:c="2"/>the function returns -1 immediately if no character is available) or</text:span></text:p>
      <text:p text:style-name="Standard"><text:span text:style-name="T1"><text:s text:c="2"/>TERM_INPUT_WAIT (in which case the function will wait for the character).</text:span></text:p>
      <text:p text:style-name="P1">- p_term_translate: this function translates terminal-specific codes to "term"</text:p>
      <text:p text:style-name="Standard"><text:span text:style-name="T1"><text:s text:c="2"/>codes. The "term" codes are defined in an enum from inc/term.h:</text:span></text:p>
      <text:p text:style-name="P1"/>
      <text:p text:style-name="P1">(BEGIN inc/term.h)</text:p>
      <text:p text:style-name="P1">...........................</text:p>
      <text:p text:style-name="Standard"><text:span text:style-name="T1"><text:s text:c="2"/>_D( KC_UP ),\</text:span></text:p>
      <text:p text:style-name="Standard"><text:span text:style-name="T1"><text:s text:c="2"/>_D( KC_DOWN ),\</text:span></text:p>
      <text:p text:style-name="Standard"><text:span text:style-name="T1"><text:s text:c="2"/>_D( KC_LEFT ),\</text:span></text:p>
      <text:p text:style-name="P1">...........................</text:p>
      <text:p text:style-name="Standard"><text:span text:style-name="T1"><text:s text:c="2"/>_D( KC_ESC ),\</text:span></text:p>
      <text:p text:style-name="Standard"><text:span text:style-name="T1"><text:s text:c="2"/>_D( KC_UNKNOWN ) <text:s/></text:span></text:p>
      <text:p text:style-name="P1">...........................</text:p>
      <text:p text:style-name="P1">(END inc/term.h)</text:p>
      <text:p text:style-name="P1"/>
      <text:p text:style-name="P1">By using this function, it is possible to adapt a very large number of "term</text:p>
      <text:p text:style-name="P1">emulators" to eLua. For example, you might want to run eLua in a "standalone</text:p>
      <text:p text:style-name="P1">mode" that does not require a PC at all, just an external LCD display and maybe</text:p>
      <text:p text:style-name="P1">a keyboard for data input. Your eLua board can connect to this standalone </text:p>
      <text:p text:style-name="P1">terminal using its I/O pins, for example via SPI. By writing the three functions</text:p>
      <text:p text:style-name="P1">described above, the effort of making eLua work with this new type of device is</text:p>
      <text:p text:style-name="P1">minimal, as writing an "ANSI emulation" for your terminal device is not hard.</text:p>
      <text:p text:style-name="P1">For an example, see src/main.c, where these functions are implemented for an</text:p>
      <text:p text:style-name="P1">UART connection with a terminal emulator program running on PC.</text:p>
      <text:p text:style-name="P1">To see what functions are exported to eLua by the "term" module reffer to the</text:p>
      <text:p text:style-name="P1">"generic_modules.txt" file from the docs/ directory.</text:p>
      <text:p text:style-name="P8">The eLua shell</text:p>
      <text:p text:style-name="P1">=====================================================================</text:p>
      <text:p text:style-name="P1">After you burn eLua to your board and you connect the board to your terminal</text:p>
      <text:p text:style-name="P1">emulator running on the PC, you'll be greeted with the eLua shell prompt, which</text:p>
      <text:p text:style-name="P1">allows you to:</text:p>
      <text:p text:style-name="P1"/>
      <text:p text:style-name="P1">- run 'lua' as you would run it from the Linux or Windows command prompt</text:p>
      <text:p text:style-name="P1">- upload a Lua source file via XMODEM and execute in on board</text:p>
      <text:p text:style-name="P1">- query the eLua version</text:p>
      <text:p text:style-name="P1">- get help on shell usage</text:p>
      <text:p text:style-name="P1"/>
      <text:p text:style-name="P1">To enable the shell, define BUILD_SHELL in your build.h file, and also</text:p>
      <text:p text:style-name="P1">BUILD_XMODEM if you want to use the "recv" command (see below). See </text:p>
      <text:p text:style-name="P1">docs/elua_components.txt for more details about enabling the shell.</text:p>
      <text:p text:style-name="P1"/>
      <text:p text:style-name="P1">You'll need to configure your terminal emulation program to connect to your eLua</text:p>
      <text:p text:style-name="P1">board. These are the parameters you'll need to set for your serial connection:</text:p>
      <text:p text:style-name="P1"/>
      <text:p text:style-name="P1">- speed 115200, 8N1 (8 data bits, no parity, one stop bit)</text:p>
      <text:p text:style-name="P1">- no flow control</text:p>
      <text:p text:style-name="P1">- newline handling (if available): CR on receive, CR+LF on send</text:p>
      <text:p text:style-name="P1"/>
      <text:p text:style-name="P1">After you setup your terminal program, press the RESET button on the bord.</text:p>
      <text:p text:style-name="P1">When you see the "eLua# " prompt, just enter "help" to see the on-line shell</text:p>
      <text:p text:style-name="P1">help:</text:p>
      <text:p text:style-name="P1"/>
      <text:p text:style-name="P1">eLua# help</text:p>
      <text:p text:style-name="P1">Shell commands:</text:p>
      <text:p text:style-name="Standard"><text:span text:style-name="T1"><text:s text:c="2"/>help - print this help</text:span></text:p>
      <text:p text:style-name="Standard"><text:span text:style-name="T1"><text:s text:c="2"/>lua [args] - run Lua with the given arguments</text:span></text:p>
      <text:p text:style-name="Standard"><text:span text:style-name="T1"><text:s text:c="2"/>recv - receive a file (XMODEM) and execute it</text:span></text:p>
      <text:p text:style-name="Standard"><text:span text:style-name="T1"><text:s text:c="2"/>ver - print eLua version</text:span></text:p>
      <text:p text:style-name="Standard"><text:span text:style-name="T1"><text:s text:c="2"/>exit - exit from this shelll</text:span></text:p>
      <text:p text:style-name="P1"/>
      <text:p text:style-name="P1">More details about some of the shell commands are presented below.</text:p>
      <text:p text:style-name="P1"/>
      <text:p text:style-name="P1">The "recv" command</text:p>
      <text:p text:style-name="P1">=====================================================================</text:p>
      <text:p text:style-name="P1">To use this, your eLua target image must be built with support for XMODEM (see </text:p>
      <text:p text:style-name="P1"><text:soft-page-break/>docs/elua_components.txt for details). Also, your terminal emulation program must </text:p>
      <text:p text:style-name="P1">support sending files via the XMODEM protocol. Both XMODEM with checksum (the </text:p>
      <text:p text:style-name="P1">original version) and XMODEM with CRC are supported, but only XMODEM with 128 </text:p>
      <text:p text:style-name="P1">byte packets is allowed (XMODEM with 1K packets won't work).</text:p>
      <text:p text:style-name="P1">To use this feature, enter "recv" at the shell prompt. eLua will respond with </text:p>
      <text:p text:style-name="P1">"Waiting for file ...". At this point you can send the file to the eLua board </text:p>
      <text:p text:style-name="P1">via XMODEM. eLua will receive and execute the file. Don't worry when you see 'C'</text:p>
      <text:p text:style-name="P1">characters suddenly appearing on your terminal after you enter this command, </text:p>
      <text:p text:style-name="P1">this is how the XMODEM transfer is initiated.</text:p>
      <text:p text:style-name="P1"/>
      <text:p text:style-name="P1">The "lua" command</text:p>
      <text:p text:style-name="P1">=====================================================================</text:p>
      <text:p text:style-name="P1">This allows you to start the Lua interpreter with command line parameters, just </text:p>
      <text:p text:style-name="P1">as you would do from a Linux or Windows command prompt. This command has some</text:p>
      <text:p text:style-name="P1">restrictions:</text:p>
      <text:p text:style-name="P1"/>
      <text:p text:style-name="P1">- the command line can't be longer than 50 chars</text:p>
      <text:p text:style-name="P1">- character escaping is not implemented. For example, the next command won't work</text:p>
      <text:p text:style-name="Standard"><text:span text:style-name="T1"><text:s text:c="2"/>because of the \' escape sequences:</text:span></text:p>
      <text:p text:style-name="P1"/>
      <text:p text:style-name="P1">eLua# lua -e 'print(\'Hello, World!\')' -i</text:p>
      <text:p text:style-name="P1">Press CTRL+Z to exit Lua</text:p>
      <text:p text:style-name="P1">lua: (command line):1: unexpected symbol near '\'</text:p>
      <text:p text:style-name="P1"/>
      <text:p text:style-name="P1">However, if you use both '' and "" for string quoting, it will work:</text:p>
      <text:p text:style-name="P1"/>
      <text:p text:style-name="P1">eLua# lua -e 'print("Hello, World")' -i</text:p>
      <text:p text:style-name="P1">Press CTRL+Z to exit Lua</text:p>
      <text:p text:style-name="P1">Lua 5.1.4 <text:s/>Copyright (C) 1994-2008 Lua.org, PUC-Rio</text:p>
      <text:p text:style-name="P1">Hello,World</text:p>
      <text:p text:style-name="P1">&gt;</text:p>
      <text:p text:style-name="P8">The ROM file system</text:p>
      <text:p text:style-name="P1">=====================================================================</text:p>
      <text:p text:style-name="P1"/>
      <text:p text:style-name="P1">This is a small, read-only file system built inside eLua. It is integrated with</text:p>
      <text:p text:style-name="P1">Newlib, so you can use standard POSIX calls (fopen/fread/fwrite...) to access</text:p>
      <text:p text:style-name="P1">it. It is also accessible directly from Lua. The files in the file system are </text:p>
      <text:p text:style-name="P1">part of the eLua binary image, thus they can't be modified after the image is</text:p>
      <text:p text:style-name="P1">built. For the seame reason, you can't add/delete files after the image is built.</text:p>
      <text:p text:style-name="P1">To use this file system:</text:p>
      <text:p text:style-name="P1"/>
      <text:p text:style-name="P1">- copy all the files you need to the romfs/ directory.</text:p>
      <text:p text:style-name="P1">- Build eLua (docs/building.txt). As part of the build process, "mkfs.py" will</text:p>
      <text:p text:style-name="Standard"><text:span text:style-name="T1"><text:s text:c="2"/>be called, which will read the contents of the "romfs/" directory and will</text:span></text:p>
      <text:p text:style-name="Standard"><text:span text:style-name="T1"><text:s text:c="2"/>output a file that contains a binary description of the file system.</text:span></text:p>
      <text:p text:style-name="P1">- burn your image to the target</text:p>
      <text:p text:style-name="P1">- from your code, whenever you want to access a file, prefix its name with</text:p>
      <text:p text:style-name="Standard"><text:span text:style-name="T1"><text:s text:c="2"/>"/rom/". For example, if you want to open the "a.txt" file, you should call </text:span></text:p>
      <text:p text:style-name="Standard"><text:span text:style-name="T1"><text:s text:c="2"/>fopen like this:</text:span></text:p>
      <text:p text:style-name="P1"/>
      <text:p text:style-name="Standard"><text:span text:style-name="T1"><text:s text:c="2"/>f = fopen( "/rom/a.txt", "rb" )</text:span></text:p>
      <text:p text:style-name="P1"/>
      <text:p text:style-name="Standard"><text:span text:style-name="T1"><text:s text:c="2"/>If you want to execute one file from the ROM file system with Lua, simply do</text:span></text:p>
      <text:p text:style-name="Standard"><text:span text:style-name="T1"><text:s text:c="2"/>this from the shell:</text:span></text:p>
      <text:p text:style-name="P1"/>
      <text:p text:style-name="Standard"><text:span text:style-name="T1"><text:s text:c="2"/>eLua# lua /rom/bisect.lua</text:span></text:p>
      <text:p text:style-name="P1"/>
      <text:p text:style-name="Standard"><text:span text:style-name="T1"><text:s text:c="2"/>Or directly from Lua:</text:span></text:p>
      <text:p text:style-name="P1"/>
      <text:p text:style-name="Standard"><text:span text:style-name="T1"><text:s text:c="2"/>&gt; dofile "/rom/bisect.lua"</text:span></text:p>
      <text:p text:style-name="P1"/>
      <text:p text:style-name="P1">The maximum file name of a ROMFS file is 14 characters, including the dot</text:p>
      <text:p text:style-name="P1">between the file name and its extension. Make sure that the file names from</text:p>
      <text:p text:style-name="P1">romfs/ follow this rule.</text:p>
      <text:p text:style-name="P1"/>
      <text:p text:style-name="P8">Adding a new platform to eLua</text:p>
      <text:p text:style-name="P1">=====================================================================</text:p>
      <text:p text:style-name="P1"/>
      <text:p text:style-name="P1">If you want to add a new platform to eLua, the first thing you need to check is</text:p>
      <text:p text:style-name="P1">if the platform has enough resources to run Lua. Roughly speaking, 256k of Flash</text:p>
      <text:p text:style-name="P1">(or even 128k for the integer-only version) and 64k of RAM should be enough for</text:p>
      <text:p text:style-name="P1">a 32-bit platform. As usual, the more, the better (this is especially true for</text:p>
      <text:p text:style-name="P1">the RAM memory).</text:p>
      <text:p text:style-name="P1">Next, check if a GCC/Newlib toolchain is available for the platform. To be more </text:p>
      <text:p text:style-name="P1">precise, the compiler doesn't really matter, as long as you're able to compile</text:p>
      <text:p text:style-name="P1">Newlib with it. If you don't, you won't be able to compile eLua. This limitation</text:p>
      <text:p text:style-name="P1">might be eliminated in future versions, but it's not a priority of the project, </text:p>
      <text:p text:style-name="P1">so don't count on it happening too soon.</text:p>
      <text:p text:style-name="P1">After this, you need to make sure that you have a basic understanding of the </text:p>
      <text:p text:style-name="P1">platform, or at least of its initialization sequence. Most platforms require </text:p>
      <text:p text:style-name="P1">specific sequences for initializing the clock subsystem, or for disabling the </text:p>
      <text:p text:style-name="P1">watchdog timer, or for remapping the internal memory, and many others. </text:p>
      <text:p text:style-name="P1">Fortunately the vast majority of chips manufacturers provide support packages </text:p>
      <text:p text:style-name="P1">for their CPUs, so once you download the support package and understand the </text:p>
      <text:p text:style-name="P1">initialization code, you should be safe. At the very least, you'll need:</text:p>
      <text:p text:style-name="P1"/>
      <text:p text:style-name="P1">- a "startup" sequence, generally written in assembler, that does very low level</text:p>
      <text:p text:style-name="Standard"><text:span text:style-name="T1"><text:s text:c="2"/>intialization, sets the stack pointer, zeroes the BSS section, copies ROM to </text:span></text:p>
      <text:p text:style-name="Standard"><text:span text:style-name="T1"><text:s text:c="2"/>RAM for the DATA section, and then jumps to main.</text:span></text:p>
      <text:p text:style-name="P1">- a linker command file for GNU LD.</text:p>
      <text:p text:style-name="P1">- the "high-level" initialization code (for example peripheral initialization).</text:p>
      <text:p text:style-name="P1"/>
      <text:p text:style-name="P1">Let's suppose that your new platform is called "foo". In order to compile eLua</text:p>
      <text:p text:style-name="P1">for foo, follow these steps:</text:p>
      <text:p text:style-name="P1"><text:soft-page-break/></text:p>
      <text:p text:style-name="P1">1. create the src/platform/foo directory</text:p>
      <text:p text:style-name="P1">2. modify the SConstruct file from the base directory to make it aware of your</text:p>
      <text:p text:style-name="Standard"><text:span text:style-name="T1"><text:s text:c="3"/>new CPU, platform and board(s). A "board" translates into a simple macro</text:span></text:p>
      <text:p text:style-name="Standard"><text:span text:style-name="T1"><text:s text:c="3"/>definition at compile time, and makes it easy to adapt your platform code for</text:span></text:p>
      <text:p text:style-name="Standard"><text:span text:style-name="T1"><text:s text:c="3"/>different situations. For example, you might have 2 boards with the same CPU,</text:span></text:p>
      <text:p text:style-name="Standard"><text:span text:style-name="T1"><text:s text:c="3"/>but different I/O pin assignments. By checking the value of the "ELUA_BOARD"</text:span></text:p>
      <text:p text:style-name="Standard"><text:span text:style-name="T1"><text:s text:c="3"/>macro in your code you can adapt it for each board.</text:span></text:p>
      <text:p text:style-name="P1">3. you need at least 4 files (besides your platform specific files) in the </text:p>
      <text:p text:style-name="Standard"><text:span text:style-name="T1"><text:s text:c="3"/>src/platform/foo directory:</text:span></text:p>
      <text:p text:style-name="P1"/>
      <text:p text:style-name="Standard"><text:span text:style-name="T1"><text:s text:c="2"/>- conf.py: this is read by SConstruct and describes how to build files for</text:span></text:p>
      <text:p text:style-name="Standard"><text:span text:style-name="T1"><text:s text:c="4"/>the platform, as well as the platform specific files. Start from an existent</text:span></text:p>
      <text:p text:style-name="Standard"><text:span text:style-name="T1"><text:s text:c="4"/>conf.py file and modify it to suit your needs, it's easier this way.</text:span></text:p>
      <text:p text:style-name="Standard"><text:span text:style-name="T1"><text:s text:c="2"/>- type.h: data types used by eLua, declared in a platform independent way. </text:span></text:p>
      <text:p text:style-name="Standard"><text:span text:style-name="T1"><text:s text:c="4"/>Again, start from an existent type.h file and modify it if needed.</text:span></text:p>
      <text:p text:style-name="Standard"><text:span text:style-name="T1"><text:s text:c="2"/>- platform_conf.h: see "platform modules.txt", "elua_components.txt" and</text:span></text:p>
      <text:p text:style-name="Standard"><text:span text:style-name="T1"><text:s text:c="4"/>"tcpip_in_elua.txt" for details</text:span></text:p>
      <text:p text:style-name="P1"/>
      <text:p text:style-name="P1">4. implement the platform interface functions (see "platform interface.txt"). By</text:p>
      <text:p text:style-name="Standard"><text:span text:style-name="T1"><text:s text:c="3"/>convention, they should be implemented in a file called "platform.c". Note that</text:span></text:p>
      <text:p text:style-name="Standard"><text:span text:style-name="T1"><text:s text:c="3"/>SConstruct defines 3 macros that might prove useful: ELUA_CPU, ELUA_PLATFORM</text:span></text:p>
      <text:p text:style-name="Standard"><text:span text:style-name="T1"><text:s text:c="3"/>and ELUA_BOARD. </text:span></text:p>
      <text:p text:style-name="P1"><text:s text:c="2"/></text:p>
      <text:p text:style-name="P1">5. That's it! Build (see "building.txt") and enjoy!</text:p>
      <text:p text:style-name="P7">=====================================================================</text:p>
      <text:p text:style-name="P2">Building eLua</text:p>
      <text:p text:style-name="P1">=====================================================================</text:p>
      <text:p text:style-name="P1">Before you start, you might want to check if the list of platform modules and </text:p>
      <text:p text:style-name="P1">eLua components are set according to your needs. See docs/platform_modules.txt </text:p>
      <text:p text:style-name="P1">and docs/elua_components.txt for details. </text:p>
      <text:p text:style-name="P1"/>
      <text:p text:style-name="P1"/>
      <text:p text:style-name="P1"/>
      <text:p text:style-name="P1">To build eLua you'll need:</text:p>
      <text:p text:style-name="P1"/>
      <text:p text:style-name="P1">- a GCC/Newlib toolchain for your target (see http://elua.berlios.de for </text:p>
      <text:p text:style-name="Standard"><text:span text:style-name="T1"><text:s text:c="2"/>instructions on how to build your own toolchain). Please note that even if</text:span></text:p>
      <text:p text:style-name="Standard"><text:span text:style-name="T1"><text:s text:c="2"/>you already have a compiled toolchain, the differences in the Newlib configure</text:span></text:p>
      <text:p text:style-name="Standard"><text:span text:style-name="T1"><text:s text:c="2"/>flags (mainly the --disable-newlib-supplied-syscalls flags) might prevent </text:span></text:p>
      <text:p text:style-name="Standard"><text:span text:style-name="T1"><text:s text:c="2"/>eLua for building properly on your machine.</text:span></text:p>
      <text:p text:style-name="P1">- Linux. Compiling under windows should be possible, however this isn't tested. </text:p>
      <text:p text:style-name="Standard"><text:span text:style-name="T1"><text:s text:c="2"/>I'm using Ubuntu, so I'm also using "apt-get". If you're using a distro with a </text:span></text:p>
      <text:p text:style-name="Standard"><text:span text:style-name="T1"><text:s text:c="2"/>different package manager you'll need to translate the "apt-get" calls to your </text:span></text:p>
      <text:p text:style-name="Standard"><text:span text:style-name="T1"><text:s text:c="2"/>specific distribution.</text:span></text:p>
      <text:p text:style-name="P1">- python. It should be already installed; if it's not:</text:p>
      <text:p text:style-name="P1"/>
      <text:p text:style-name="Standard"><text:span text:style-name="T1"><text:s text:c="2"/>$ sudo apt-get install python</text:span></text:p>
      <text:p text:style-name="P1"><text:s text:c="2"/></text:p>
      <text:p text:style-name="P1">- scons. eLua uses scons instead of make and makefiles, because I find scons</text:p>
      <text:p text:style-name="Standard"><text:span text:style-name="T1"><text:s text:c="2"/>much more "natural" and easier to use than make. To install it:</text:span></text:p>
      <text:p text:style-name="P1"><text:s text:c="2"/></text:p>
      <text:p text:style-name="Standard"><text:span text:style-name="T1"><text:s text:c="2"/>$ sudo apt-get install scons</text:span></text:p>
      <text:p text:style-name="P1"><text:s text:c="2"/></text:p>
      <text:p text:style-name="P1">- your toolchain's "bin" directory (this is generally something like </text:p>
      <text:p text:style-name="Standard"><text:span text:style-name="T1"><text:s text:c="2"/>/usr/local/cross-arm/bin, where /usr/local/cross-arm is the directory in which </text:span></text:p>
      <text:p text:style-name="Standard"><text:span text:style-name="T1"><text:s text:c="2"/>you installed your toolchain) must be in $PATH. </text:span></text:p>
      <text:p text:style-name="P1">- if you're building for the i386 platform, you'll also need "nasm":</text:p>
      <text:p text:style-name="P1"/>
      <text:p text:style-name="Standard"><text:span text:style-name="T1"><text:s text:c="2"/>$ sudo apt-get install nasm</text:span></text:p>
      <text:p text:style-name="P1"><text:s text:c="2"/></text:p>
      <text:p text:style-name="P1">For each platform, eLua assumes a certain name for the <text:soft-page-break/>compiler/linker/assembler</text:p>
      <text:p text:style-name="P1">executable files, as shown below.</text:p>
      <text:p text:style-name="P1"/>
      <text:p text:style-name="P1">============================================================================</text:p>
      <text:p text:style-name="P1">| Tool <text:s text:c="6"/>| <text:s text:c="5"/>Compiler <text:s text:c="6"/>| <text:s text:c="8"/>Linker <text:s text:c="6"/>| <text:s text:c="5"/>Assembler <text:s text:c="4"/>| <text:s/></text:p>
      <text:p text:style-name="P1">|------------|---------------------|----------------------|--------------------| <text:s/></text:p>
      <text:p text:style-name="P1">| Platform <text:s text:c="2"/>| <text:s text:c="20"/>| <text:s text:c="21"/>| <text:s text:c="19"/>|</text:p>
      <text:p text:style-name="P1">|============|=====================|======================|====================|</text:p>
      <text:p text:style-name="P1">| ARM (all) <text:s/>| <text:s text:c="3"/>arm-elf-gcc <text:s text:c="5"/>| <text:s text:c="4"/>arm-elf-gcc <text:s text:c="5"/>| <text:s text:c="4"/>arm-elf-gcc <text:s text:c="3"/>|</text:p>
      <text:p text:style-name="P1">|============|=====================|======================|====================|</text:p>
      <text:p text:style-name="P1">| i386 <text:s text:c="6"/>| <text:s text:c="3"/>i686-elf-gcc <text:s text:c="4"/>| <text:s text:c="4"/>i686-elf-gcc <text:s text:c="4"/>| <text:s text:c="7"/>nasm <text:s text:c="7"/>|</text:p>
      <text:p text:style-name="P1">|============|=====================|======================|====================|</text:p>
      <text:p text:style-name="P1">| Cortex-M3 <text:s/>| <text:s text:c="3"/>arm-elf-gcc <text:s text:c="5"/>| <text:s text:c="4"/>arm-elf-gcc <text:s text:c="5"/>| <text:s text:c="4"/>arm-elf-gcc <text:s text:c="3"/>|</text:p>
      <text:p text:style-name="P1">|============|=====================|======================|====================|</text:p>
      <text:p text:style-name="P1"/>
      <text:p text:style-name="P1">If your toolchain uses different names, you have to modify the "conf.py" file</text:p>
      <text:p text:style-name="P1">from src/platform/[your platform].</text:p>
      <text:p text:style-name="P1"/>
      <text:p text:style-name="P1">To build, go to the directory where you unpacked your eLua distribution and </text:p>
      <text:p text:style-name="P1">invoke scons:</text:p>
      <text:p text:style-name="P1"/>
      <text:p text:style-name="P1">$ scons [target=lua | lualong] </text:p>
      <text:p text:style-name="Standard"><text:span text:style-name="T1"><text:s text:c="2"/>[cpu=at91sam7x256 | at91sam7x512 | i386 | str912fw44 | lm3s8962 | </text:span></text:p>
      <text:p text:style-name="Standard"><text:span text:style-name="T1"><text:s text:c="8"/>lm3s6965 | lpc2888 | str711fr2 ]</text:span></text:p>
      <text:p text:style-name="Standard"><text:span text:style-name="T1"><text:s text:c="2"/>[board=ek-lm3s8962 | ek-lm3s6965 | str9-comstick | sam7-ex256 | lpc-h2888 | </text:span></text:p>
      <text:p text:style-name="Standard"><text:span text:style-name="T1"><text:s text:c="8"/>| mod711 | pc]</text:span></text:p>
      <text:p text:style-name="Standard"><text:span text:style-name="T1"><text:s text:c="2"/>[cpumode=arm | thumb] </text:span></text:p>
      <text:p text:style-name="Standard"><text:span text:style-name="T1"><text:s text:c="2"/>[allocator = newlib | multiple]</text:span></text:p>
      <text:p text:style-name="Standard"><text:span text:style-name="T1"><text:s text:c="2"/>[prog]</text:span></text:p>
      <text:p text:style-name="P1"/>
      <text:p text:style-name="P1">Your build target is specified by two paramters: cpu and board. "cpu" gives the</text:p>
      <text:p text:style-name="P1">name of your CPU, and "board" the name of the board. A board can be associated</text:p>
      <text:p text:style-name="P1"><text:soft-page-break/>with more than one CPU. This allows the build system to be very flexible. You </text:p>
      <text:p text:style-name="P1">can use these two options together or separately, as shown below:</text:p>
      <text:p text:style-name="P1"/>
      <text:p text:style-name="P1">- cpu=name: build for the specified CPU. A board name will be assigned by the</text:p>
      <text:p text:style-name="Standard"><text:span text:style-name="T1"><text:s text:c="2"/>build system automatically.</text:span></text:p>
      <text:p text:style-name="P1">- board=name: build for the specified board. The CPU name will be inferred by </text:p>
      <text:p text:style-name="Standard"><text:span text:style-name="T1"><text:s text:c="2"/>the build system automatically.</text:span></text:p>
      <text:p text:style-name="P1">- cpu=name board=name: build for the specified board and CPU.</text:p>
      <text:p text:style-name="P1"/>
      <text:p text:style-name="P1">For board/CPU assignment look at the beginning of the SConstruct file from the </text:p>
      <text:p text:style-name="P1">base directory, it's self-explanatory.</text:p>
      <text:p text:style-name="P1"/>
      <text:p text:style-name="P1">The other options are as follows:</text:p>
      <text:p text:style-name="P1"><text:s text:c="2"/></text:p>
      <text:p text:style-name="P1">- target=lua | lualong: specify if you want to build full Lua (with floating </text:p>
      <text:p text:style-name="Standard"><text:span text:style-name="T1"><text:s text:c="2"/>point support) or integer only Lua (lualong). The default is "lua".</text:span></text:p>
      <text:p text:style-name="P1">- cpumode=arm | thumb: for ARM target (not Cortex) this specifies the</text:p>
      <text:p text:style-name="Standard"><text:span text:style-name="T1"><text:s text:c="2"/>compilation mode. Its default value is 'thumb' for AT91SAM7X targets and</text:span></text:p>
      <text:p text:style-name="Standard"><text:span text:style-name="T1"><text:s text:c="2"/>'arm' for STR9 and LPC2888 targets.</text:span></text:p>
      <text:p text:style-name="P1">- allocator = newlib | multiple: choose between the default newlib allocator</text:p>
      <text:p text:style-name="Standard"><text:span text:style-name="T1"><text:s text:c="2"/>(newlib) and the multiple memory spaces allocator (multiple). You should</text:span></text:p>
      <text:p text:style-name="Standard"><text:span text:style-name="T1"><text:s text:c="2"/>use the 'multiple' allocator only if you need to support multiple memory </text:span></text:p>
      <text:p text:style-name="Standard"><text:span text:style-name="T1"><text:s text:c="2"/>spaces, as it's larger that the default Newlib allocator (newlib). For more</text:span></text:p>
      <text:p text:style-name="Standard"><text:span text:style-name="T1"><text:s text:c="2"/>information about this reffer to platform_interface.txt. The default value</text:span></text:p>
      <text:p text:style-name="Standard"><text:span text:style-name="T1"><text:s text:c="2"/>is 'newlib' for all CPUs except 'lpc2888', since my lpc-h2888 comes with</text:span></text:p>
      <text:p text:style-name="Standard"><text:span text:style-name="T1"><text:s text:c="2"/>external SDRAM memory and thus it's an ideal target for 'multiple'.</text:span></text:p>
      <text:p text:style-name="P1">- prog: by default, the above 'scons' command will build only the 'elf' file.</text:p>
      <text:p text:style-name="Standard"><text:span text:style-name="T1"><text:s text:c="2"/>Specify "prog" to build also the platform-specific programming file where</text:span></text:p>
      <text:p text:style-name="Standard"><text:span text:style-name="T1"><text:s text:c="2"/>appropriate (for example, on a AT91SAM7X256 this results in a .bin file that</text:span></text:p>
      <text:p text:style-name="Standard"><text:span text:style-name="T1"><text:s text:c="2"/>can be programmed in the CPU). </text:span></text:p>
      <text:p text:style-name="P1"><text:s text:c="2"/></text:p>
      <text:p text:style-name="P1">The output will be a file named elua_[target]_[cpu].elf (and also another</text:p>
      <text:p text:style-name="P1"><text:soft-page-break/>file with the same name but ending in .bin if "prog" was specified for platforms</text:p>
      <text:p text:style-name="P1">that need .bin files for programming).</text:p>
      <text:p text:style-name="P1">If you want the equivalent of a "make clean", invoke "scons" as shown above,</text:p>
      <text:p text:style-name="P1">but add a "-c" at the end of the command line. "scons -c" is also recommended </text:p>
      <text:p text:style-name="P1">after you change the list of modules/components to build for your target (see </text:p>
      <text:p text:style-name="P1">section "prerequisites" of this document), as scons seems to "overlook" the </text:p>
      <text:p text:style-name="P1">changes to these files on some occasions.</text:p>
      <text:p text:style-name="P1"/>
      <text:p text:style-name="P1">A few examples:</text:p>
      <text:p text:style-name="P1"/>
      <text:p text:style-name="P1">$ scons cpu=at91sam7x256</text:p>
      <text:p text:style-name="P1"/>
      <text:p text:style-name="P1">Build eLua for the AT91SAM7X256 CPU. The board name is detected as sam7-ex256.</text:p>
      <text:p text:style-name="P1"/>
      <text:p text:style-name="P1">$ scons board=sam7-ex256</text:p>
      <text:p text:style-name="P1"/>
      <text:p text:style-name="P1">Build eLua for the SAM7-EX256 board. The CPU is detected as AT91SAM7X256.</text:p>
      <text:p text:style-name="P1"/>
      <text:p text:style-name="P1">$ scons board=sam7-ex256 cpu=at91sam7x512</text:p>
      <text:p text:style-name="P1"/>
      <text:p text:style-name="P1">Build eLua for the SAM7-EX256 board, but "overwrite" the default CPU. This is </text:p>
      <text:p text:style-name="P1">useful when you'd like to see how the specified board would behave with a </text:p>
      <text:p text:style-name="P1">different CPU (in the case of the SAM7-EX256 board it's possible to switch the</text:p>
      <text:p text:style-name="P1">on-board AT91SAM7X256 CPU for an AT91SAM7X512 which has the same pinout but </text:p>
      <text:p text:style-name="P1">comes with more Flash/RAM memory).</text:p>
      <text:p text:style-name="P1"/>
      <text:p text:style-name="P1">$ scons cpu=lpc2888 prog </text:p>
      <text:p text:style-name="P1"/>
      <text:p text:style-name="P1">Build eLua for the lpc2888 CPU. The board name is detected as LPC-H2888. Also,</text:p>
      <text:p text:style-name="P1">the bin file required for target programming is generated.</text:p>
      <text:p text:style-name="P1"/>
      <text:p text:style-name="P8">Cross-compiling Lua programs</text:p>
      <text:p text:style-name="P1">=====================================================================</text:p>
      <text:p text:style-name="P1">"Cross compilation" is the process of compiling a program on one system for a </text:p>
      <text:p text:style-name="P1">different system. For example, the process of compiling the eLua binary image on</text:p>
      <text:p text:style-name="P1">a PC is cross-compiling. Lua can be cross-compiled, too. By cross-compiling Lua</text:p>
      <text:p text:style-name="P1">to bytecode on a PC and executing the resulting bytecode directly on your eLua</text:p>
      <text:p text:style-name="P1">board you have two advantages:</text:p>
      <text:p text:style-name="P1"/>
      <text:p text:style-name="P1">- speed: the Lua interpreter on the eLua board doesn't have to compile your Lua</text:p>
      <text:p text:style-name="Standard"><text:span text:style-name="T1"><text:s text:c="2"/>source code, it just executes the compiled bytecode</text:span></text:p>
      <text:p text:style-name="P1">- memory: this is more important. If you're exectuing bytecode directly, no more</text:p>
      <text:p text:style-name="Standard"><text:span text:style-name="T1"><text:s text:c="2"/>memory is "wasted" on the eLua board for compiling the Lua code to bytecode.</text:span></text:p>
      <text:p text:style-name="Standard"><text:span text:style-name="T1"><text:s text:c="2"/>Many times this could be a "life saver". If you're trying to run Lua code</text:span></text:p>
      <text:p text:style-name="Standard"><text:span text:style-name="T1"><text:s text:c="2"/>directly on your board and you're getting "not enough memory" errors, you </text:span></text:p>
      <text:p text:style-name="Standard"><text:span text:style-name="T1"><text:s text:c="2"/>might be able to overcome this by compiling the Lua program on the PC and </text:span></text:p>
      <text:p text:style-name="Standard"><text:span text:style-name="T1"><text:s text:c="2"/>running the bytecode instead.</text:span></text:p>
      <text:p text:style-name="P1"/>
      <text:p text:style-name="P1">But for this cross-compilation to work, the two Lua targets must be compatible</text:p>
      <text:p text:style-name="P1">(they should have the same data types, with the same size, and the same memory</text:p>
      <text:p text:style-name="P1">representation). This isn't completely true for Intel and ARM targets, as gcc</text:p>
      <text:p text:style-name="P1">for ARM uses a very specific representation for double numbers (called FPA</text:p>
      <text:p text:style-name="P1">format) by default, which makes bytecode files generated on the PC useless on</text:p>
      <text:p text:style-name="P1">ARM boards. To overcome this, a "Lua cross-compilation" patch was posted on the</text:p>
      <text:p text:style-name="P1">Lua mailing list a while ago, and it was further modified as part of the eLua</text:p>
      <text:p text:style-name="P1">project to work with ARM targets. This is how to use it (the following </text:p>
      <text:p text:style-name="P1">instructions were tested on Linux, not Windows, but they should work on Windows </text:p>
      <text:p text:style-name="P1">too with little or no tweaking):</text:p>
      <text:p text:style-name="P1"/>
      <text:p text:style-name="P1">- first, make sure that your PC has already a build system intalled <text:soft-page-break/>(gcc,</text:p>
      <text:p text:style-name="Standard"><text:span text:style-name="T1"><text:s text:c="2"/>binutils, libc, headers...). You'll also need "scons". The good news is that </text:span></text:p>
      <text:p text:style-name="Standard"><text:span text:style-name="T1"><text:s text:c="2"/>you should have it already installed, since otherwise you won't be able to </text:span></text:p>
      <text:p text:style-name="Standard"><text:span text:style-name="T1"><text:s text:c="2"/>build even regular eLua.</text:span></text:p>
      <text:p text:style-name="P1"/>
      <text:p text:style-name="P1">- from the eLua base directory, issue this command:</text:p>
      <text:p text:style-name="P1"/>
      <text:p text:style-name="Standard"><text:span text:style-name="T1"><text:s text:c="2"/>$ scons -f cross-lua.py</text:span></text:p>
      <text:p text:style-name="P1"/>
      <text:p text:style-name="Standard"><text:span text:style-name="T1"><text:s text:c="2"/>You should get a file called "luac" in the same directory after this.</text:span></text:p>
      <text:p text:style-name="P1"/>
      <text:p text:style-name="P1">- to compile your Lua code (in &lt;source&gt;.lua), issue this command:</text:p>
      <text:p text:style-name="P1"/>
      <text:p text:style-name="Standard"><text:span text:style-name="T1"><text:s text:c="2"/>$ ./luac -s -ccn float_arm 64 -o &lt;source&gt;.luac &lt;source&gt;.lua</text:span></text:p>
      <text:p text:style-name="Standard"><text:span text:style-name="T1"><text:s text:c="2"/>if you're using "regular" (floating point) Lua, or:</text:span></text:p>
      <text:p text:style-name="P1"/>
      <text:p text:style-name="Standard"><text:span text:style-name="T1"><text:s text:c="2"/>$ ./luac -s -ccn int 32 -o &lt;source&gt;.luac &lt;source&gt;.lua</text:span></text:p>
      <text:p text:style-name="Standard"><text:span text:style-name="T1"><text:s text:c="2"/>if you're using int-ony Lua.</text:span></text:p>
      <text:p text:style-name="P1"/>
      <text:p text:style-name="P1">- that's it! You can use the resulting file (&lt;source&gt;.luac) in two ways:</text:p>
      <text:p text:style-name="P1"/>
      <text:p text:style-name="Standard"><text:span text:style-name="T1"><text:s text:c="2"/>- "recv" it (docs/the_elua_shell.txt)</text:span></text:p>
      <text:p text:style-name="Standard"><text:span text:style-name="T1"><text:s text:c="2"/>- copy it to the ROM file system (docs/the_rom_file_system.txt)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Bitstream Vera Sans Mono" svg:font-family="'Bitstream Vera Sans Mono'" style:font-family-generic="swiss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dado</meta:initial-creator>
    <meta:creation-date>2008-11-17T21:51:52</meta:creation-date>
    <dc:creator>dado</dc:creator>
    <dc:date>2008-11-17T22:14:07</dc:date>
    <meta:editing-cycles>24</meta:editing-cycles>
    <meta:editing-duration>PT2H0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4" meta:paragraph-count="1163" meta:word-count="9916" meta:character-count="64363"/>
  </office:meta>
</office:document-meta>
</file>